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6327in"/>
    </style:style>
    <style:style style:name="co12" style:family="table-column">
      <style:table-column-properties fo:break-before="auto" style:column-width="1.8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insertionSort" table:style-name="ta1">
        <table:shapes>
          <draw:frame draw:z-index="0" draw:style-name="gr1" svg:width="6.4783in" svg:height="3.4917in" svg:x="6.6441in" svg:y="0.076in">
            <draw:object draw:notify-on-update-of-ranges="insertionSort.A4:insertionSort.A12 insertionSort.B2:insertionSort.B2 insertionSort.B3:insertionSort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8.1268in" svg:y="4.2752in">
            <draw:object draw:notify-on-update-of-ranges="insertionSort.A4:insertionSort.A12 insertionSort.A1:insertionSort.A1 insertionSort.B3:insertionSort.B12 'Heap Insert Sort'.A1:'Heap Insert Sort'.A1 'Heap Insert Sort'.B3:'Heap Insert Sort'.B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Insertion Sort</text:p>
          </table:table-cell>
          <table:covered-table-cell table:number-columns-repeated="3" table:style-name="ce3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(s)</text:p>
          </table:table-cell>
          <table:table-cell table:style-name="ce2" office:value-type="string">
            <text:p>Complejidad (n²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6.21">
            <text:p>6.21</text:p>
          </table:table-cell>
          <table:table-cell table:style-name="ce3" table:formula="of:=[.A3]*[.A3]" office:value-type="float" office:value="10000000000">
            <text:p>10000000000</text:p>
          </table:table-cell>
          <table:table-cell table:style-name="ce3" table:formula="of:=[.B3]/[.C3]" office:value-type="float" office:value="0.000000000621">
            <text:p>6.21E-010</text:p>
          </table:table-cell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24.77">
            <text:p>24.77</text:p>
          </table:table-cell>
          <table:table-cell table:style-name="ce3" table:formula="of:=[.A4]*[.A4]" office:value-type="float" office:value="40000000000">
            <text:p>40000000000</text:p>
          </table:table-cell>
          <table:table-cell table:style-name="ce3" table:formula="of:=[.B4]/[.C4]" office:value-type="float" office:value="0.00000000061925">
            <text:p>6.1925E-010</text:p>
          </table:table-cell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56.49">
            <text:p>56.49</text:p>
          </table:table-cell>
          <table:table-cell table:style-name="ce3" table:formula="of:=[.A5]*[.A5]" office:value-type="float" office:value="90000000000">
            <text:p>90000000000</text:p>
          </table:table-cell>
          <table:table-cell table:style-name="ce3" table:formula="of:=[.B5]/[.C5]" office:value-type="float" office:value="0.000000000627666666666667">
            <text:p>6.27666666666667E-010</text:p>
          </table:table-cell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100.79">
            <text:p>100.79</text:p>
          </table:table-cell>
          <table:table-cell table:style-name="ce3" table:formula="of:=[.A6]*[.A6]" office:value-type="float" office:value="160000000000">
            <text:p>160000000000</text:p>
          </table:table-cell>
          <table:table-cell table:style-name="ce3" table:formula="of:=[.B6]/[.C6]" office:value-type="float" office:value="0.0000000006299375">
            <text:p>6.299375E-010</text:p>
          </table:table-cell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155.48">
            <text:p>155.48</text:p>
          </table:table-cell>
          <table:table-cell table:style-name="ce3" table:formula="of:=[.A7]*[.A7]" office:value-type="float" office:value="250000000000">
            <text:p>250000000000</text:p>
          </table:table-cell>
          <table:table-cell table:style-name="ce3" table:formula="of:=[.B7]/[.C7]" office:value-type="float" office:value="0.00000000062192">
            <text:p>6.2192E-010</text:p>
          </table:table-cell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221.7">
            <text:p>221.7</text:p>
          </table:table-cell>
          <table:table-cell table:style-name="ce3" table:formula="of:=[.A8]*[.A8]" office:value-type="float" office:value="360000000000">
            <text:p>360000000000</text:p>
          </table:table-cell>
          <table:table-cell table:style-name="ce3" table:formula="of:=[.B8]/[.C8]" office:value-type="float" office:value="0.000000000615833333333333">
            <text:p>6.15833333333333E-010</text:p>
          </table:table-cell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300.69">
            <text:p>300.69</text:p>
          </table:table-cell>
          <table:table-cell table:style-name="ce3" table:formula="of:=[.A9]*[.A9]" office:value-type="float" office:value="490000000000">
            <text:p>490000000000</text:p>
          </table:table-cell>
          <table:table-cell table:style-name="ce3" table:formula="of:=[.B9]/[.C9]" office:value-type="float" office:value="0.00000000061365306122449">
            <text:p>6.1365306122449E-010</text:p>
          </table:table-cell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392.66">
            <text:p>392.66</text:p>
          </table:table-cell>
          <table:table-cell table:style-name="ce3" table:formula="of:=[.A10]*[.A10]" office:value-type="float" office:value="640000000000">
            <text:p>640000000000</text:p>
          </table:table-cell>
          <table:table-cell table:style-name="ce3" table:formula="of:=[.B10]/[.C10]" office:value-type="float" office:value="0.00000000061353125">
            <text:p>6.1353125E-010</text:p>
          </table:table-cell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499.82">
            <text:p>499.82</text:p>
          </table:table-cell>
          <table:table-cell table:style-name="ce3" table:formula="of:=[.A11]*[.A11]" office:value-type="float" office:value="810000000000">
            <text:p>810000000000</text:p>
          </table:table-cell>
          <table:table-cell table:style-name="ce3" table:formula="of:=[.B11]/[.C11]" office:value-type="float" office:value="0.000000000617061728395062">
            <text:p>6.17061728395062E-010</text:p>
          </table:table-cell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618.27">
            <text:p>618.27</text:p>
          </table:table-cell>
          <table:table-cell table:style-name="ce3" table:formula="of:=[.A12]*[.A12]" office:value-type="float" office:value="1000000000000">
            <text:p>1000000000000</text:p>
          </table:table-cell>
          <table:table-cell table:style-name="ce3" table:formula="of:=[.B12]/[.C12]" office:value-type="float" office:value="0.00000000061827">
            <text:p>6.1827E-010</text:p>
          </table:table-cell>
        </table:table-row>
        <table:table-row table:style-name="ro2">
          <table:table-cell table:style-name="ce4" office:value-type="string" table:number-columns-spanned="3" table:number-rows-spanned="1">
            <text:p>Promedio Factor Constante</text:p>
          </table:table-cell>
          <table:covered-table-cell table:number-columns-repeated="2" table:style-name="ce3"/>
          <table:table-cell table:style-name="ce2" table:formula="of:=SUM([.D3:.D12])/10" office:value-type="float" office:value="0.000000000619812353961955">
            <text:p>6.19812353961955E-01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²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13]*[.C16]" office:value-type="float" office:value="24792494.1584782">
            <text:p>24792494.1584782</text:p>
          </table:table-cell>
          <table:table-cell table:style-name="ce3" table:formula="of:=[.A16]*[.A16]" office:value-type="float" office:value="4E+016">
            <text:p>40000000000000000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13]*[.C17]" office:value-type="float" office:value="27333724.8097222">
            <text:p>27333724.8097222</text:p>
          </table:table-cell>
          <table:table-cell table:style-name="ce3" table:formula="of:=[.A17]*[.A17]" office:value-type="float" office:value="4.41E+016">
            <text:p>44100000000000000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13]*[.C18]" office:value-type="float" office:value="29998917.9317586">
            <text:p>29998917.9317586</text:p>
          </table:table-cell>
          <table:table-cell table:style-name="ce3" table:formula="of:=[.A18]*[.A18]" office:value-type="float" office:value="4.84E+016">
            <text:p>48400000000000000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13]*[.C19]" office:value-type="float" office:value="32788073.5245874">
            <text:p>32788073.5245874</text:p>
          </table:table-cell>
          <table:table-cell table:style-name="ce3" table:formula="of:=[.A19]*[.A19]" office:value-type="float" office:value="5.29E+016">
            <text:p>52900000000000000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13]*[.C20]" office:value-type="float" office:value="35701191.5882086">
            <text:p>35701191.5882086</text:p>
          </table:table-cell>
          <table:table-cell table:style-name="ce3" table:formula="of:=[.A20]*[.A20]" office:value-type="float" office:value="5.76E+016">
            <text:p>57600000000000000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13]*[.C21]" office:value-type="float" office:value="38738272.1226222">
            <text:p>38738272.1226222</text:p>
          </table:table-cell>
          <table:table-cell table:style-name="ce3" table:formula="of:=[.A21]*[.A21]" office:value-type="float" office:value="6.25E+016">
            <text:p>62500000000000000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13]*[.C22]" office:value-type="float" office:value="41899315.1278282">
            <text:p>41899315.1278282</text:p>
          </table:table-cell>
          <table:table-cell table:style-name="ce3" table:formula="of:=[.A22]*[.A22]" office:value-type="float" office:value="6.76E+016">
            <text:p>67600000000000000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13]*[.C23]" office:value-type="float" office:value="45184320.6038265">
            <text:p>45184320.6038265</text:p>
          </table:table-cell>
          <table:table-cell table:style-name="ce3" table:formula="of:=[.A23]*[.A23]" office:value-type="float" office:value="7.29E+016">
            <text:p>72900000000000000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13]*[.C24]" office:value-type="float" office:value="48593288.5506173">
            <text:p>48593288.5506173</text:p>
          </table:table-cell>
          <table:table-cell table:style-name="ce3" table:formula="of:=[.A24]*[.A24]" office:value-type="float" office:value="7.84E+016">
            <text:p>78400000000000000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13]*[.C25]" office:value-type="float" office:value="52126218.9682004">
            <text:p>52126218.9682004</text:p>
          </table:table-cell>
          <table:table-cell table:style-name="ce3" table:formula="of:=[.A25]*[.A25]" office:value-type="float" office:value="8.41E+016">
            <text:p>841000000000000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484">
            <text:p>0.484</text:p>
          </table:table-cell>
          <table:table-cell table:formula="of:=[.A29]"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876">
            <text:p>0.876</text:p>
          </table:table-cell>
          <table:table-cell table:formula="of:=[.A30]" office:value-type="float" office:value="200000">
            <text:p>200000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.2">
            <text:p>1.2</text:p>
          </table:table-cell>
          <table:table-cell table:formula="of:=[.A31]" office:value-type="float" office:value="300000">
            <text:p>300000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.6">
            <text:p>1.6</text:p>
          </table:table-cell>
          <table:table-cell table:formula="of:=[.A32]" office:value-type="float" office:value="400000">
            <text:p>400000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">
            <text:p>2</text:p>
          </table:table-cell>
          <table:table-cell table:formula="of:=[.A33]" office:value-type="float" office:value="500000">
            <text:p>500000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.4">
            <text:p>2.4</text:p>
          </table:table-cell>
          <table:table-cell table:formula="of:=[.A34]" office:value-type="float" office:value="600000">
            <text:p>600000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2.8">
            <text:p>2.8</text:p>
          </table:table-cell>
          <table:table-cell table:formula="of:=[.A35]" office:value-type="float" office:value="700000">
            <text:p>700000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.1">
            <text:p>3.1</text:p>
          </table:table-cell>
          <table:table-cell table:formula="of:=[.A36]" office:value-type="float" office:value="800000">
            <text:p>800000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3.5">
            <text:p>3.5</text:p>
          </table:table-cell>
          <table:table-cell table:formula="of:=[.A37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.9">
            <text:p>3.9</text:p>
          </table:table-cell>
          <table:table-cell table:formula="of:=[.A38]" office:value-type="float" office:value="1000000">
            <text:p>1000000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Insert Sort" table:style-name="ta1">
        <table:shapes>
          <draw:frame draw:z-index="0" draw:style-name="gr1" svg:width="6.3102in" svg:height="3.2512in" svg:x="5.5197in" svg:y="0.1055in">
            <draw:object draw:notify-on-update-of-ranges="'Heap Insert Sort'.A4:'Heap Insert Sort'.A12 'Heap Insert Sort'.B2:'Heap Insert Sort'.B2 'Heap Insert Sort'.B3:'Heap Insert Sort'.B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Heap Insert Sort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(s)</text:p>
          </table:table-cell>
          <table:table-cell table:style-name="ce2" office:value-type="string">
            <text:p>Complejidad (n²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2.72">
            <text:p>2.72</text:p>
          </table:table-cell>
          <table:table-cell table:style-name="ce3" table:formula="of:=[.A3]*[.A3]" office:value-type="float" office:value="10000000000">
            <text:p>10000000000</text:p>
          </table:table-cell>
          <table:table-cell table:style-name="ce3" table:formula="of:=[.B3]/[.C3]" office:value-type="float" office:value="0.000000000272">
            <text:p>2.72E-010</text:p>
          </table:table-cell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10.88">
            <text:p>10.88</text:p>
          </table:table-cell>
          <table:table-cell table:style-name="ce3" table:formula="of:=[.A4]*[.A4]" office:value-type="float" office:value="40000000000">
            <text:p>40000000000</text:p>
          </table:table-cell>
          <table:table-cell table:style-name="ce3" table:formula="of:=[.B4]/[.C4]" office:value-type="float" office:value="0.000000000272">
            <text:p>2.72E-010</text:p>
          </table:table-cell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24.4">
            <text:p>24.4</text:p>
          </table:table-cell>
          <table:table-cell table:style-name="ce3" table:formula="of:=[.A5]*[.A5]" office:value-type="float" office:value="90000000000">
            <text:p>90000000000</text:p>
          </table:table-cell>
          <table:table-cell table:style-name="ce3" table:formula="of:=[.B5]/[.C5]" office:value-type="float" office:value="0.000000000271111111111111">
            <text:p>2.71111111111111E-010</text:p>
          </table:table-cell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43.41">
            <text:p>43.41</text:p>
          </table:table-cell>
          <table:table-cell table:style-name="ce3" table:formula="of:=[.A6]*[.A6]" office:value-type="float" office:value="160000000000">
            <text:p>160000000000</text:p>
          </table:table-cell>
          <table:table-cell table:style-name="ce3" table:formula="of:=[.B6]/[.C6]" office:value-type="float" office:value="0.0000000002713125">
            <text:p>2.713125E-010</text:p>
          </table:table-cell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67.99">
            <text:p>67.99</text:p>
          </table:table-cell>
          <table:table-cell table:style-name="ce3" table:formula="of:=[.A7]*[.A7]" office:value-type="float" office:value="250000000000">
            <text:p>250000000000</text:p>
          </table:table-cell>
          <table:table-cell table:style-name="ce3" table:formula="of:=[.B7]/[.C7]" office:value-type="float" office:value="0.00000000027196">
            <text:p>2.7196E-010</text:p>
          </table:table-cell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97.87">
            <text:p>97.87</text:p>
          </table:table-cell>
          <table:table-cell table:style-name="ce3" table:formula="of:=[.A8]*[.A8]" office:value-type="float" office:value="360000000000">
            <text:p>360000000000</text:p>
          </table:table-cell>
          <table:table-cell table:style-name="ce3" table:formula="of:=[.B8]/[.C8]" office:value-type="float" office:value="0.000000000271861111111111">
            <text:p>2.71861111111111E-010</text:p>
          </table:table-cell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133.65">
            <text:p>133.65</text:p>
          </table:table-cell>
          <table:table-cell table:style-name="ce3" table:formula="of:=[.A9]*[.A9]" office:value-type="float" office:value="490000000000">
            <text:p>490000000000</text:p>
          </table:table-cell>
          <table:table-cell table:style-name="ce3" table:formula="of:=[.B9]/[.C9]" office:value-type="float" office:value="0.000000000272755102040816">
            <text:p>2.72755102040816E-010</text:p>
          </table:table-cell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175.21">
            <text:p>175.21</text:p>
          </table:table-cell>
          <table:table-cell table:style-name="ce3" table:formula="of:=[.A10]*[.A10]" office:value-type="float" office:value="640000000000">
            <text:p>640000000000</text:p>
          </table:table-cell>
          <table:table-cell table:style-name="ce3" table:formula="of:=[.B10]/[.C10]" office:value-type="float" office:value="0.000000000273765625">
            <text:p>2.73765625E-010</text:p>
          </table:table-cell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219.99">
            <text:p>219.99</text:p>
          </table:table-cell>
          <table:table-cell table:style-name="ce3" table:formula="of:=[.A11]*[.A11]" office:value-type="float" office:value="810000000000">
            <text:p>810000000000</text:p>
          </table:table-cell>
          <table:table-cell table:style-name="ce3" table:formula="of:=[.B11]/[.C11]" office:value-type="float" office:value="0.000000000271592592592593">
            <text:p>2.71592592592593E-010</text:p>
          </table:table-cell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271.41">
            <text:p>271.41</text:p>
          </table:table-cell>
          <table:table-cell table:style-name="ce3" table:formula="of:=[.A12]*[.A12]" office:value-type="float" office:value="1000000000000">
            <text:p>1000000000000</text:p>
          </table:table-cell>
          <table:table-cell table:style-name="ce3" table:formula="of:=[.B12]/[.C12]" office:value-type="float" office:value="0.00000000027141">
            <text:p>2.7141E-010</text:p>
          </table:table-cell>
        </table:table-row>
        <table:table-row table:style-name="ro2">
          <table:table-cell table:style-name="ce1" office:value-type="string" table:number-columns-spanned="3" table:number-rows-spanned="1">
            <text:p>Promedio Factor</text:p>
          </table:table-cell>
          <table:covered-table-cell table:number-columns-repeated="2" table:style-name="ce3"/>
          <table:table-cell table:style-name="ce2" table:formula="of:=SUM([.D3:.D12])/10" office:value-type="float" office:value="0.000000000271976804185563">
            <text:p>2.71976804185563E-01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Estimado (s)</text:p>
          </table:table-cell>
          <table:table-cell table:style-name="ce2" office:value-type="string">
            <text:p>Complejidad (n²)</text:p>
          </table:table-cell>
          <table:table-cell/>
        </table:table-row>
        <table:table-row table:style-name="ro1">
          <table:table-cell table:style-name="ce3" office:value-type="float" office:value="200000000">
            <text:p>200000000</text:p>
          </table:table-cell>
          <table:table-cell table:style-name="ce3" table:formula="of:=[.$D$13]*[.C16]" office:value-type="float" office:value="10879072.1674225">
            <text:p>10879072.1674225</text:p>
          </table:table-cell>
          <table:table-cell table:style-name="ce3" table:formula="of:=[.A16]*[.A16]" office:value-type="float" office:value="4E+016">
            <text:p>40000000000000000</text:p>
          </table:table-cell>
          <table:table-cell/>
        </table:table-row>
        <table:table-row table:style-name="ro1">
          <table:table-cell table:style-name="ce3" office:value-type="float" office:value="210000000">
            <text:p>210000000</text:p>
          </table:table-cell>
          <table:table-cell table:style-name="ce3" table:formula="of:=[.$D$13]*[.C17]" office:value-type="float" office:value="11994177.0645833">
            <text:p>11994177.0645833</text:p>
          </table:table-cell>
          <table:table-cell table:style-name="ce3" table:formula="of:=[.A17]*[.A17]" office:value-type="float" office:value="4.41E+016">
            <text:p>44100000000000000</text:p>
          </table:table-cell>
          <table:table-cell/>
        </table:table-row>
        <table:table-row table:style-name="ro1">
          <table:table-cell table:style-name="ce3" office:value-type="float" office:value="220000000">
            <text:p>220000000</text:p>
          </table:table-cell>
          <table:table-cell table:style-name="ce3" table:formula="of:=[.$D$13]*[.C18]" office:value-type="float" office:value="13163677.3225813">
            <text:p>13163677.3225813</text:p>
          </table:table-cell>
          <table:table-cell table:style-name="ce3" table:formula="of:=[.A18]*[.A18]" office:value-type="float" office:value="4.84E+016">
            <text:p>48400000000000000</text:p>
          </table:table-cell>
          <table:table-cell/>
        </table:table-row>
        <table:table-row table:style-name="ro1">
          <table:table-cell table:style-name="ce3" office:value-type="float" office:value="230000000">
            <text:p>230000000</text:p>
          </table:table-cell>
          <table:table-cell table:style-name="ce3" table:formula="of:=[.$D$13]*[.C19]" office:value-type="float" office:value="14387572.9414163">
            <text:p>14387572.9414163</text:p>
          </table:table-cell>
          <table:table-cell table:style-name="ce3" table:formula="of:=[.A19]*[.A19]" office:value-type="float" office:value="5.29E+016">
            <text:p>52900000000000000</text:p>
          </table:table-cell>
          <table:table-cell/>
        </table:table-row>
        <table:table-row table:style-name="ro1">
          <table:table-cell table:style-name="ce3" office:value-type="float" office:value="240000000">
            <text:p>240000000</text:p>
          </table:table-cell>
          <table:table-cell table:style-name="ce3" table:formula="of:=[.$D$13]*[.C20]" office:value-type="float" office:value="15665863.9210884">
            <text:p>15665863.9210884</text:p>
          </table:table-cell>
          <table:table-cell table:style-name="ce3" table:formula="of:=[.A20]*[.A20]" office:value-type="float" office:value="5.76E+016">
            <text:p>57600000000000000</text:p>
          </table:table-cell>
          <table:table-cell/>
        </table:table-row>
        <table:table-row table:style-name="ro1">
          <table:table-cell table:style-name="ce3" office:value-type="float" office:value="250000000">
            <text:p>250000000</text:p>
          </table:table-cell>
          <table:table-cell table:style-name="ce3" table:formula="of:=[.$D$13]*[.C21]" office:value-type="float" office:value="16998550.2615977">
            <text:p>16998550.2615977</text:p>
          </table:table-cell>
          <table:table-cell table:style-name="ce3" table:formula="of:=[.A21]*[.A21]" office:value-type="float" office:value="6.25E+016">
            <text:p>62500000000000000</text:p>
          </table:table-cell>
          <table:table-cell/>
        </table:table-row>
        <table:table-row table:style-name="ro1">
          <table:table-cell table:style-name="ce3" office:value-type="float" office:value="260000000">
            <text:p>260000000</text:p>
          </table:table-cell>
          <table:table-cell table:style-name="ce3" table:formula="of:=[.$D$13]*[.C22]" office:value-type="float" office:value="18385631.9629441">
            <text:p>18385631.9629441</text:p>
          </table:table-cell>
          <table:table-cell table:style-name="ce3" table:formula="of:=[.A22]*[.A22]" office:value-type="float" office:value="6.76E+016">
            <text:p>67600000000000000</text:p>
          </table:table-cell>
          <table:table-cell/>
        </table:table-row>
        <table:table-row table:style-name="ro1">
          <table:table-cell table:style-name="ce3" office:value-type="float" office:value="270000000">
            <text:p>270000000</text:p>
          </table:table-cell>
          <table:table-cell table:style-name="ce3" table:formula="of:=[.$D$13]*[.C23]" office:value-type="float" office:value="19827109.0251276">
            <text:p>19827109.0251276</text:p>
          </table:table-cell>
          <table:table-cell table:style-name="ce3" table:formula="of:=[.A23]*[.A23]" office:value-type="float" office:value="7.29E+016">
            <text:p>72900000000000000</text:p>
          </table:table-cell>
          <table:table-cell/>
        </table:table-row>
        <table:table-row table:style-name="ro1">
          <table:table-cell table:style-name="ce3" office:value-type="float" office:value="280000000">
            <text:p>280000000</text:p>
          </table:table-cell>
          <table:table-cell table:style-name="ce3" table:formula="of:=[.$D$13]*[.C24]" office:value-type="float" office:value="21322981.4481481">
            <text:p>21322981.4481481</text:p>
          </table:table-cell>
          <table:table-cell table:style-name="ce3" table:formula="of:=[.A24]*[.A24]" office:value-type="float" office:value="7.84E+016">
            <text:p>78400000000000000</text:p>
          </table:table-cell>
          <table:table-cell/>
        </table:table-row>
        <table:table-row table:style-name="ro1">
          <table:table-cell table:style-name="ce3" office:value-type="float" office:value="290000000">
            <text:p>290000000</text:p>
          </table:table-cell>
          <table:table-cell table:style-name="ce3" table:formula="of:=[.$D$13]*[.C25]" office:value-type="float" office:value="22873249.2320059">
            <text:p>22873249.2320059</text:p>
          </table:table-cell>
          <table:table-cell table:style-name="ce3" table:formula="of:=[.A25]*[.A25]" office:value-type="float" office:value="8.41E+016">
            <text:p>841000000000000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48">
            <text:p>0.48</text:p>
          </table:table-cell>
          <table:table-cell table:formula="of:=[.A29]"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876">
            <text:p>0.876</text:p>
          </table:table-cell>
          <table:table-cell table:formula="of:=[.A30]" office:value-type="float" office:value="200000">
            <text:p>200000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1.2">
            <text:p>1.2</text:p>
          </table:table-cell>
          <table:table-cell table:formula="of:=[.A31]" office:value-type="float" office:value="300000">
            <text:p>300000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.6">
            <text:p>1.6</text:p>
          </table:table-cell>
          <table:table-cell table:formula="of:=[.A32]" office:value-type="float" office:value="400000">
            <text:p>400000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">
            <text:p>2</text:p>
          </table:table-cell>
          <table:table-cell table:formula="of:=[.A33]" office:value-type="float" office:value="500000">
            <text:p>500000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.4">
            <text:p>2.4</text:p>
          </table:table-cell>
          <table:table-cell table:formula="of:=[.A34]" office:value-type="float" office:value="600000">
            <text:p>600000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2.8">
            <text:p>2.8</text:p>
          </table:table-cell>
          <table:table-cell table:formula="of:=[.A35]" office:value-type="float" office:value="700000">
            <text:p>700000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.1">
            <text:p>3.1</text:p>
          </table:table-cell>
          <table:table-cell table:formula="of:=[.A36]" office:value-type="float" office:value="800000">
            <text:p>800000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3.5">
            <text:p>3.5</text:p>
          </table:table-cell>
          <table:table-cell table:formula="of:=[.A37]" office:value-type="float" office:value="900000">
            <text:p>900000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.9">
            <text:p>3.9</text:p>
          </table:table-cell>
          <table:table-cell table:formula="of:=[.A38]" office:value-type="float" office:value="1000000">
            <text:p>1000000</text:p>
          </table:table-cell>
          <table:table-cell/>
        </table:table-row>
        <table:table-row table:style-name="ro1" table:number-rows-repeated="13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rge Sort" table:style-name="ta1">
        <table:shapes>
          <draw:frame draw:z-index="0" draw:style-name="gr1" svg:width="11.1508in" svg:height="4.4047in" svg:x="6.152in" svg:y="0.365in">
            <draw:object draw:notify-on-update-of-ranges="'Merge Sort'.A4:'Merge Sort'.A31 'Merge Sort'.B2:'Merge Sort'.B2 'Merge Sort'.B3:'Merge Sort'.B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7.3976in" svg:height="3.3126in" svg:x="6.7276in" svg:y="6.0047in">
            <draw:object draw:notify-on-update-of-ranges="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 'Merge Sort'.B3:'Merge Sort'.B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Merge Sort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>
            <text:p>Entrada (n)</text:p>
          </table:table-cell>
          <table:table-cell table:style-name="ce2" office:value-type="string">
            <text:p>Tiempo (s)</text:p>
          </table:table-cell>
          <table:table-cell table:style-name="ce2" office:value-type="string">
            <text:p>Complejidad (nlogn)</text:p>
          </table:table-cell>
          <table:table-cell table:style-name="ce2" office:value-type="string">
            <text:p>Factor Constante</text:p>
          </table:table-cell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3" office:value-type="float" office:value="0.02">
            <text:p>0.02</text:p>
          </table:table-cell>
          <table:table-cell table:style-name="ce3" table:formula="of:=[.A3]*LOG([.A3];10)" office:value-type="float" office:value="500000">
            <text:p>500000</text:p>
          </table:table-cell>
          <table:table-cell table:style-name="ce3" table:formula="of:=[.B3]/[.C3]" office:value-type="float" office:value="0.00000004">
            <text:p>0.00000004</text:p>
          </table:table-cell>
        </table:table-row>
        <table:table-row table:style-name="ro1">
          <table:table-cell table:style-name="ce3" office:value-type="float" office:value="200000">
            <text:p>200000</text:p>
          </table:table-cell>
          <table:table-cell table:style-name="ce3" office:value-type="float" office:value="0.04">
            <text:p>0.04</text:p>
          </table:table-cell>
          <table:table-cell table:style-name="ce3" table:formula="of:=[.A4]*LOG([.A4];10)" office:value-type="float" office:value="1060205.9991328">
            <text:p>1060205.9991328</text:p>
          </table:table-cell>
          <table:table-cell table:style-name="ce3" table:formula="of:=[.B4]/[.C4]" office:value-type="float" office:value="0.0000000377285169417248">
            <text:p>3.77285169417248E-008</text:p>
          </table:table-cell>
        </table:table-row>
        <table:table-row table:style-name="ro1">
          <table:table-cell table:style-name="ce3" office:value-type="float" office:value="300000">
            <text:p>300000</text:p>
          </table:table-cell>
          <table:table-cell table:style-name="ce3" office:value-type="float" office:value="0.07">
            <text:p>0.07</text:p>
          </table:table-cell>
          <table:table-cell table:style-name="ce3" table:formula="of:=[.A5]*LOG([.A5];10)" office:value-type="float" office:value="1643136.3764159">
            <text:p>1643136.3764159</text:p>
          </table:table-cell>
          <table:table-cell table:style-name="ce3" table:formula="of:=[.B5]/[.C5]" office:value-type="float" office:value="0.0000000426014547573269">
            <text:p>4.26014547573269E-008</text:p>
          </table:table-cell>
        </table:table-row>
        <table:table-row table:style-name="ro1">
          <table:table-cell table:style-name="ce3" office:value-type="float" office:value="400000">
            <text:p>400000</text:p>
          </table:table-cell>
          <table:table-cell table:style-name="ce3" office:value-type="float" office:value="0.09">
            <text:p>0.09</text:p>
          </table:table-cell>
          <table:table-cell table:style-name="ce3" table:formula="of:=[.A6]*LOG([.A6];10)" office:value-type="float" office:value="2240823.99653118">
            <text:p>2240823.99653118</text:p>
          </table:table-cell>
          <table:table-cell table:style-name="ce3" table:formula="of:=[.B6]/[.C6]" office:value-type="float" office:value="0.0000000401637969511755">
            <text:p>4.01637969511755E-008</text:p>
          </table:table-cell>
        </table:table-row>
        <table:table-row table:style-name="ro1">
          <table:table-cell table:style-name="ce3" office:value-type="float" office:value="500000">
            <text:p>500000</text:p>
          </table:table-cell>
          <table:table-cell table:style-name="ce3" office:value-type="float" office:value="0.11">
            <text:p>0.11</text:p>
          </table:table-cell>
          <table:table-cell table:style-name="ce3" table:formula="of:=[.A7]*LOG([.A7];10)" office:value-type="float" office:value="2849485.00216801">
            <text:p>2849485.00216801</text:p>
          </table:table-cell>
          <table:table-cell table:style-name="ce3" table:formula="of:=[.B7]/[.C7]" office:value-type="float" office:value="0.0000000386034669129009">
            <text:p>3.86034669129009E-008</text:p>
          </table:table-cell>
        </table:table-row>
        <table:table-row table:style-name="ro1">
          <table:table-cell table:style-name="ce3" office:value-type="float" office:value="600000">
            <text:p>600000</text:p>
          </table:table-cell>
          <table:table-cell table:style-name="ce3" office:value-type="float" office:value="0.14">
            <text:p>0.14</text:p>
          </table:table-cell>
          <table:table-cell table:style-name="ce3" table:formula="of:=[.A8]*LOG([.A8];10)" office:value-type="float" office:value="3466890.75023019">
            <text:p>3466890.75023019</text:p>
          </table:table-cell>
          <table:table-cell table:style-name="ce3" table:formula="of:=[.B8]/[.C8]" office:value-type="float" office:value="0.0000000403820051124209">
            <text:p>4.03820051124209E-008</text:p>
          </table:table-cell>
        </table:table-row>
        <table:table-row table:style-name="ro1">
          <table:table-cell table:style-name="ce3" office:value-type="float" office:value="700000">
            <text:p>700000</text:p>
          </table:table-cell>
          <table:table-cell table:style-name="ce3" office:value-type="float" office:value="0.17">
            <text:p>0.17</text:p>
          </table:table-cell>
          <table:table-cell table:style-name="ce3" table:formula="of:=[.A9]*LOG([.A9];10)" office:value-type="float" office:value="4091568.62800998">
            <text:p>4091568.62800998</text:p>
          </table:table-cell>
          <table:table-cell table:style-name="ce3" table:formula="of:=[.B9]/[.C9]" office:value-type="float" office:value="0.0000000415488570413355">
            <text:p>4.15488570413355E-008</text:p>
          </table:table-cell>
        </table:table-row>
        <table:table-row table:style-name="ro1">
          <table:table-cell table:style-name="ce3" office:value-type="float" office:value="800000">
            <text:p>800000</text:p>
          </table:table-cell>
          <table:table-cell table:style-name="ce3" office:value-type="float" office:value="0.19">
            <text:p>0.19</text:p>
          </table:table-cell>
          <table:table-cell table:style-name="ce3" table:formula="of:=[.A10]*LOG([.A10];10)" office:value-type="float" office:value="4722471.98959355">
            <text:p>4722471.98959355</text:p>
          </table:table-cell>
          <table:table-cell table:style-name="ce3" table:formula="of:=[.B10]/[.C10]" office:value-type="float" office:value="0.0000000402331661084882">
            <text:p>4.02331661084882E-008</text:p>
          </table:table-cell>
        </table:table-row>
        <table:table-row table:style-name="ro1">
          <table:table-cell table:style-name="ce3" office:value-type="float" office:value="900000">
            <text:p>900000</text:p>
          </table:table-cell>
          <table:table-cell table:style-name="ce3" office:value-type="float" office:value="0.21">
            <text:p>0.21</text:p>
          </table:table-cell>
          <table:table-cell table:style-name="ce3" table:formula="of:=[.A11]*LOG([.A11];10)" office:value-type="float" office:value="5358818.25849539">
            <text:p>5358818.25849539</text:p>
          </table:table-cell>
          <table:table-cell table:style-name="ce3" table:formula="of:=[.B11]/[.C11]" office:value-type="float" office:value="0.0000000391877443626838">
            <text:p>3.91877443626838E-008</text:p>
          </table:table-cell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3" office:value-type="float" office:value="0.25">
            <text:p>0.25</text:p>
          </table:table-cell>
          <table:table-cell table:style-name="ce3" table:formula="of:=[.A12]*LOG([.A12];10)" office:value-type="float" office:value="6000000">
            <text:p>6000000</text:p>
          </table:table-cell>
          <table:table-cell table:style-name="ce3" table:formula="of:=[.B12]/[.C12]" office:value-type="float" office:value="0.0000000416666666666667">
            <text:p>4.16666666666667E-008</text:p>
          </table:table-cell>
        </table:table-row>
        <table:table-row table:style-name="ro1">
          <table:table-cell table:style-name="ce3" office:value-type="float" office:value="2000000">
            <text:p>2000000</text:p>
          </table:table-cell>
          <table:table-cell table:style-name="ce3" office:value-type="float" office:value="0.49">
            <text:p>0.49</text:p>
          </table:table-cell>
          <table:table-cell table:style-name="ce3" table:formula="of:=[.A13]*LOG([.A13];10)" office:value-type="float" office:value="12602059.991328">
            <text:p>12602059.991328</text:p>
          </table:table-cell>
          <table:table-cell table:style-name="ce3" table:formula="of:=[.B13]/[.C13]" office:value-type="float" office:value="0.000000038882531930271">
            <text:p>3.8882531930271E-008</text:p>
          </table:table-cell>
        </table:table-row>
        <table:table-row table:style-name="ro1">
          <table:table-cell table:style-name="ce3" office:value-type="float" office:value="3000000">
            <text:p>3000000</text:p>
          </table:table-cell>
          <table:table-cell table:style-name="ce3" office:value-type="float" office:value="0.78">
            <text:p>0.78</text:p>
          </table:table-cell>
          <table:table-cell table:style-name="ce3" table:formula="of:=[.A14]*LOG([.A14];10)" office:value-type="float" office:value="19431363.764159">
            <text:p>19431363.764159</text:p>
          </table:table-cell>
          <table:table-cell table:style-name="ce3" table:formula="of:=[.B14]/[.C14]" office:value-type="float" office:value="0.000000040141289590734">
            <text:p>4.0141289590734E-008</text:p>
          </table:table-cell>
        </table:table-row>
        <table:table-row table:style-name="ro1">
          <table:table-cell table:style-name="ce3" office:value-type="float" office:value="4000000">
            <text:p>4000000</text:p>
          </table:table-cell>
          <table:table-cell table:style-name="ce3" office:value-type="float" office:value="1.04">
            <text:p>1.04</text:p>
          </table:table-cell>
          <table:table-cell table:style-name="ce3" table:formula="of:=[.A15]*LOG([.A15];10)" office:value-type="float" office:value="26408239.9653118">
            <text:p>26408239.9653118</text:p>
          </table:table-cell>
          <table:table-cell table:style-name="ce3" table:formula="of:=[.B15]/[.C15]" office:value-type="float" office:value="0.0000000393816475981011">
            <text:p>3.93816475981011E-008</text:p>
          </table:table-cell>
        </table:table-row>
        <table:table-row table:style-name="ro1">
          <table:table-cell table:style-name="ce3" office:value-type="float" office:value="5000000">
            <text:p>5000000</text:p>
          </table:table-cell>
          <table:table-cell table:style-name="ce3" office:value-type="float" office:value="1.31">
            <text:p>1.31</text:p>
          </table:table-cell>
          <table:table-cell table:style-name="ce3" table:formula="of:=[.A16]*LOG([.A16];10)" office:value-type="float" office:value="33494850.0216801">
            <text:p>33494850.0216801</text:p>
          </table:table-cell>
          <table:table-cell table:style-name="ce3" table:formula="of:=[.B16]/[.C16]" office:value-type="float" office:value="0.000000039110490094808">
            <text:p>3.9110490094808E-008</text:p>
          </table:table-cell>
        </table:table-row>
        <table:table-row table:style-name="ro1">
          <table:table-cell table:style-name="ce3" office:value-type="float" office:value="6000000">
            <text:p>6000000</text:p>
          </table:table-cell>
          <table:table-cell table:style-name="ce3" office:value-type="float" office:value="1.6">
            <text:p>1.6</text:p>
          </table:table-cell>
          <table:table-cell table:style-name="ce3" table:formula="of:=[.A17]*LOG([.A17];10)" office:value-type="float" office:value="40668907.5023019">
            <text:p>40668907.5023019</text:p>
          </table:table-cell>
          <table:table-cell table:style-name="ce3" table:formula="of:=[.B17]/[.C17]" office:value-type="float" office:value="0.0000000393420944467082">
            <text:p>3.93420944467082E-008</text:p>
          </table:table-cell>
        </table:table-row>
        <table:table-row table:style-name="ro1">
          <table:table-cell table:style-name="ce3" office:value-type="float" office:value="7000000">
            <text:p>7000000</text:p>
          </table:table-cell>
          <table:table-cell table:style-name="ce3" office:value-type="float" office:value="1.87">
            <text:p>1.87</text:p>
          </table:table-cell>
          <table:table-cell table:style-name="ce3" table:formula="of:=[.A18]*LOG([.A18];10)" office:value-type="float" office:value="47915686.2800998">
            <text:p>47915686.2800998</text:p>
          </table:table-cell>
          <table:table-cell table:style-name="ce3" table:formula="of:=[.B18]/[.C18]" office:value-type="float" office:value="0.0000000390268854560191">
            <text:p>0.000000039</text:p>
          </table:table-cell>
        </table:table-row>
        <table:table-row table:style-name="ro1">
          <table:table-cell table:style-name="ce3" office:value-type="float" office:value="8000000">
            <text:p>8000000</text:p>
          </table:table-cell>
          <table:table-cell table:style-name="ce3" office:value-type="float" office:value="2.16">
            <text:p>2.16</text:p>
          </table:table-cell>
          <table:table-cell table:style-name="ce3" table:formula="of:=[.A19]*LOG([.A19];10)" office:value-type="float" office:value="55224719.8959355">
            <text:p>55224719.8959355</text:p>
          </table:table-cell>
          <table:table-cell table:style-name="ce3" table:formula="of:=[.B19]/[.C19]" office:value-type="float" office:value="0.0000000391129190708484">
            <text:p>3.91129190708484E-008</text:p>
          </table:table-cell>
        </table:table-row>
        <table:table-row table:style-name="ro1">
          <table:table-cell table:style-name="ce3" office:value-type="float" office:value="9000000">
            <text:p>9000000</text:p>
          </table:table-cell>
          <table:table-cell table:style-name="ce3" office:value-type="float" office:value="2.45">
            <text:p>2.45</text:p>
          </table:table-cell>
          <table:table-cell table:style-name="ce3" table:formula="of:=[.A20]*LOG([.A20];10)" office:value-type="float" office:value="62588182.5849539">
            <text:p>62588182.5849539</text:p>
          </table:table-cell>
          <table:table-cell table:style-name="ce3" table:formula="of:=[.B20]/[.C20]" office:value-type="float" office:value="0.0000000391447698081742">
            <text:p>3.91447698081742E-008</text:p>
          </table:table-cell>
        </table:table-row>
        <table:table-row table:style-name="ro1">
          <table:table-cell table:style-name="ce3" office:value-type="float" office:value="10000000">
            <text:p>10000000</text:p>
          </table:table-cell>
          <table:table-cell table:style-name="ce3" office:value-type="float" office:value="2.74">
            <text:p>2.74</text:p>
          </table:table-cell>
          <table:table-cell table:style-name="ce3" table:formula="of:=[.A21]*LOG([.A21];10)" office:value-type="float" office:value="70000000">
            <text:p>70000000</text:p>
          </table:table-cell>
          <table:table-cell table:style-name="ce3" table:formula="of:=[.B21]/[.C21]" office:value-type="float" office:value="0.0000000391428571428571">
            <text:p>3.91428571428571E-008</text:p>
          </table:table-cell>
        </table:table-row>
        <table:table-row table:style-name="ro1">
          <table:table-cell table:style-name="ce3" office:value-type="float" office:value="11000000">
            <text:p>11000000</text:p>
          </table:table-cell>
          <table:table-cell table:style-name="ce3" office:value-type="float" office:value="3.02">
            <text:p>3.02</text:p>
          </table:table-cell>
          <table:table-cell table:style-name="ce3" table:formula="of:=[.A22]*LOG([.A22];10)" office:value-type="float" office:value="77455319.5367405">
            <text:p>77455319.5367405</text:p>
          </table:table-cell>
          <table:table-cell table:style-name="ce3" table:formula="of:=[.B22]/[.C22]" office:value-type="float" office:value="0.0000000389902206596344">
            <text:p>0.000000039</text:p>
          </table:table-cell>
        </table:table-row>
        <table:table-row table:style-name="ro1">
          <table:table-cell table:style-name="ce3" office:value-type="float" office:value="12000000">
            <text:p>12000000</text:p>
          </table:table-cell>
          <table:table-cell table:style-name="ce3" office:value-type="float" office:value="3.31">
            <text:p>3.31</text:p>
          </table:table-cell>
          <table:table-cell table:style-name="ce3" table:formula="of:=[.A23]*LOG([.A23];10)" office:value-type="float" office:value="84950174.9525715">
            <text:p>84950174.9525715</text:p>
          </table:table-cell>
          <table:table-cell table:style-name="ce3" table:formula="of:=[.B23]/[.C23]" office:value-type="float" office:value="0.0000000389640162818735">
            <text:p>0.000000039</text:p>
          </table:table-cell>
        </table:table-row>
        <table:table-row table:style-name="ro1">
          <table:table-cell table:style-name="ce3" office:value-type="float" office:value="13000000">
            <text:p>13000000</text:p>
          </table:table-cell>
          <table:table-cell table:style-name="ce3" office:value-type="float" office:value="3.58">
            <text:p>3.58</text:p>
          </table:table-cell>
          <table:table-cell table:style-name="ce3" table:formula="of:=[.A24]*LOG([.A24];10)" office:value-type="float" office:value="92481263.5799889">
            <text:p>92481263.5799889</text:p>
          </table:table-cell>
          <table:table-cell table:style-name="ce3" table:formula="of:=[.B24]/[.C24]" office:value-type="float" office:value="0.0000000387105437514225">
            <text:p>3.87105437514225E-008</text:p>
          </table:table-cell>
        </table:table-row>
        <table:table-row table:style-name="ro1">
          <table:table-cell table:style-name="ce3" office:value-type="float" office:value="14000000">
            <text:p>14000000</text:p>
          </table:table-cell>
          <table:table-cell table:style-name="ce3" office:value-type="float" office:value="3.86">
            <text:p>3.86</text:p>
          </table:table-cell>
          <table:table-cell table:style-name="ce3" table:formula="of:=[.A25]*LOG([.A25];10)" office:value-type="float" office:value="100045792.499495">
            <text:p>100045792.499495</text:p>
          </table:table-cell>
          <table:table-cell table:style-name="ce3" table:formula="of:=[.B25]/[.C25]" office:value-type="float" office:value="0.0000000385823321857286">
            <text:p>3.85823321857286E-008</text:p>
          </table:table-cell>
        </table:table-row>
        <table:table-row table:style-name="ro1">
          <table:table-cell table:style-name="ce3" office:value-type="float" office:value="15000000">
            <text:p>15000000</text:p>
          </table:table-cell>
          <table:table-cell table:style-name="ce3" office:value-type="float" office:value="4.14">
            <text:p>4.14</text:p>
          </table:table-cell>
          <table:table-cell table:style-name="ce3" table:formula="of:=[.A26]*LOG([.A26];10)" office:value-type="float" office:value="107641368.885835">
            <text:p>107641368.885835</text:p>
          </table:table-cell>
          <table:table-cell table:style-name="ce3" table:formula="of:=[.B26]/[.C26]" office:value-type="float" office:value="0.0000000384610493423852">
            <text:p>3.84610493423852E-008</text:p>
          </table:table-cell>
        </table:table-row>
        <table:table-row table:style-name="ro1">
          <table:table-cell table:style-name="ce3" office:value-type="float" office:value="16000000">
            <text:p>16000000</text:p>
          </table:table-cell>
          <table:table-cell table:style-name="ce3" office:value-type="float" office:value="4.45">
            <text:p>4.45</text:p>
          </table:table-cell>
          <table:table-cell table:style-name="ce3" table:formula="of:=[.A27]*LOG([.A27];10)" office:value-type="float" office:value="115265919.722495">
            <text:p>115265919.722495</text:p>
          </table:table-cell>
          <table:table-cell table:style-name="ce3" table:formula="of:=[.B27]/[.C27]" office:value-type="float" office:value="0.0000000386063808861585">
            <text:p>3.86063808861585E-008</text:p>
          </table:table-cell>
        </table:table-row>
        <table:table-row table:style-name="ro1">
          <table:table-cell table:style-name="ce3" office:value-type="float" office:value="17000000">
            <text:p>17000000</text:p>
          </table:table-cell>
          <table:table-cell table:style-name="ce3" office:value-type="float" office:value="4.72">
            <text:p>4.72</text:p>
          </table:table-cell>
          <table:table-cell table:style-name="ce3" table:formula="of:=[.A28]*LOG([.A28];10)" office:value-type="float" office:value="122917631.663431">
            <text:p>122917631.663431</text:p>
          </table:table-cell>
          <table:table-cell table:style-name="ce3" table:formula="of:=[.B28]/[.C28]" office:value-type="float" office:value="0.0000000383996985308354">
            <text:p>3.83996985308354E-008</text:p>
          </table:table-cell>
        </table:table-row>
        <table:table-row table:style-name="ro1">
          <table:table-cell table:style-name="ce3" office:value-type="float" office:value="18000000">
            <text:p>18000000</text:p>
          </table:table-cell>
          <table:table-cell table:style-name="ce3" office:value-type="float" office:value="5.05">
            <text:p>5.05</text:p>
          </table:table-cell>
          <table:table-cell table:style-name="ce3" table:formula="of:=[.A29]*LOG([.A29];10)" office:value-type="float" office:value="130594905.09186">
            <text:p>130594905.09186</text:p>
          </table:table-cell>
          <table:table-cell table:style-name="ce3" table:formula="of:=[.B29]/[.C29]" office:value-type="float" office:value="0.0000000386691961409051">
            <text:p>3.86691961409051E-008</text:p>
          </table:table-cell>
        </table:table-row>
        <table:table-row table:style-name="ro1">
          <table:table-cell table:style-name="ce3" office:value-type="float" office:value="19000000">
            <text:p>19000000</text:p>
          </table:table-cell>
          <table:table-cell table:style-name="ce3" office:value-type="float" office:value="5.31">
            <text:p>5.31</text:p>
          </table:table-cell>
          <table:table-cell table:style-name="ce3" table:formula="of:=[.A30]*LOG([.A30];10)" office:value-type="float" office:value="138296318.418104">
            <text:p>138296318.418104</text:p>
          </table:table-cell>
          <table:table-cell table:style-name="ce3" table:formula="of:=[.B30]/[.C30]" office:value-type="float" office:value="0.0000000383958160328358">
            <text:p>3.83958160328358E-008</text:p>
          </table:table-cell>
        </table:table-row>
        <table:table-row table:style-name="ro1">
          <table:table-cell table:style-name="ce3" office:value-type="float" office:value="20000000">
            <text:p>20000000</text:p>
          </table:table-cell>
          <table:table-cell table:style-name="ce3" office:value-type="float" office:value="5.61">
            <text:p>5.61</text:p>
          </table:table-cell>
          <table:table-cell table:style-name="ce3" table:formula="of:=[.A31]*LOG([.A31];10)" office:value-type="float" office:value="146020599.91328">
            <text:p>146020599.91328</text:p>
          </table:table-cell>
          <table:table-cell table:style-name="ce3" table:formula="of:=[.B31]/[.C31]" office:value-type="float" office:value="0.000000038419236760647">
            <text:p>3.8419236760647E-008</text:p>
          </table:table-cell>
        </table:table-row>
        <table:table-row table:style-name="ro1">
          <table:table-cell table:style-name="ce4" office:value-type="string" table:number-columns-spanned="3" table:number-rows-spanned="1">
            <text:p>Promedio Factor</text:p>
          </table:table-cell>
          <table:covered-table-cell table:style-name="ce3"/>
          <table:covered-table-cell table:style-name="ce2"/>
          <table:table-cell table:style-name="ce3" table:formula="of:=SUM([.D3:.D31])/COUNT([.D3:.D31])" office:value-type="float" office:value="0.0000000393655051919197">
            <text:p>3.93655051919197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65.3548478785183">
            <text:p>65.3548478785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68.7977570395798">
            <text:p>68.7977570396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72.2488103381209">
            <text:p>72.2488103381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75.707637324699">
            <text:p>75.7076373247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79.1738997947956">
            <text:p>79.1738997948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82.6472877532022">
            <text:p>82.6472877532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86.1275160250468">
            <text:p>86.127516025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89.6143213889003">
            <text:p>89.6143213889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93.107460135135">
            <text:p>93.1074601351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96.6067059734908">
            <text:p>96.6067059735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2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4">
            <text:p>38.4</text:p>
          </table:table-cell>
          <table:table-cell table:formula="of:=[.A48]*2" office:value-type="float" office:value="20000000">
            <text:p>2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7.3">
            <text:p>47.3</text:p>
          </table:table-cell>
          <table:table-cell table:formula="of:=[.A49]*2" office:value-type="float" office:value="22000000">
            <text:p>22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8.7">
            <text:p>48.7</text:p>
          </table:table-cell>
          <table:table-cell table:formula="of:=[.A50]*2" office:value-type="float" office:value="24000000">
            <text:p>24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52.4">
            <text:p>52.4</text:p>
          </table:table-cell>
          <table:table-cell table:formula="of:=[.A51]*2" office:value-type="float" office:value="26000000">
            <text:p>26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6.2">
            <text:p>56.2</text:p>
          </table:table-cell>
          <table:table-cell table:formula="of:=[.A52]*2" office:value-type="float" office:value="28000000">
            <text:p>28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60.9">
            <text:p>60.9</text:p>
          </table:table-cell>
          <table:table-cell table:formula="of:=[.A53]*2" office:value-type="float" office:value="30000000">
            <text:p>30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3.9">
            <text:p>63.9</text:p>
          </table:table-cell>
          <table:table-cell table:formula="of:=[.A54]*2" office:value-type="float" office:value="32000000">
            <text:p>32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9">
            <text:p>69</text:p>
          </table:table-cell>
          <table:table-cell table:formula="of:=[.A55]*2" office:value-type="float" office:value="34000000">
            <text:p>34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77.3">
            <text:p>77.3</text:p>
          </table:table-cell>
          <table:table-cell table:formula="of:=[.A56]*2" office:value-type="float" office:value="36000000">
            <text:p>36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90.7">
            <text:p>90.7</text:p>
          </table:table-cell>
          <table:table-cell table:formula="of:=[.A57]*2" office:value-type="float" office:value="38000000">
            <text:p>38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95.9">
            <text:p>95.9</text:p>
          </table:table-cell>
          <table:table-cell table:formula="of:=[.A58]*2" office:value-type="float" office:value="40000000">
            <text:p>4000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in Free</text:p>
          </table:table-cell>
          <table:table-cell table:number-columns-repeated="2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2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900">
            <text:p>900</text:p>
          </table:table-cell>
          <table:table-cell table:formula="of:=[.A62]*2" office:value-type="float" office:value="20000000">
            <text:p>2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1100">
            <text:p>1100</text:p>
          </table:table-cell>
          <table:table-cell table:formula="of:=[.A63]*2" office:value-type="float" office:value="22000000">
            <text:p>22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300">
            <text:p>1300</text:p>
          </table:table-cell>
          <table:table-cell table:formula="of:=[.A64]*2" office:value-type="float" office:value="24000000">
            <text:p>24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1700">
            <text:p>1700</text:p>
          </table:table-cell>
          <table:table-cell table:formula="of:=[.A65]*2" office:value-type="float" office:value="26000000">
            <text:p>26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800">
            <text:p>1800</text:p>
          </table:table-cell>
          <table:table-cell table:formula="of:=[.A66]*2" office:value-type="float" office:value="28000000">
            <text:p>28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100">
            <text:p>2100</text:p>
          </table:table-cell>
          <table:table-cell table:formula="of:=[.A67]*2" office:value-type="float" office:value="30000000">
            <text:p>30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2200">
            <text:p>2200</text:p>
          </table:table-cell>
          <table:table-cell table:formula="of:=[.A68]*2" office:value-type="float" office:value="32000000">
            <text:p>32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2300">
            <text:p>2300</text:p>
          </table:table-cell>
          <table:table-cell table:formula="of:=[.A69]*2" office:value-type="float" office:value="34000000">
            <text:p>34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2500">
            <text:p>2500</text:p>
          </table:table-cell>
          <table:table-cell table:formula="of:=[.A70]*2" office:value-type="float" office:value="36000000">
            <text:p>36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2600">
            <text:p>2600</text:p>
          </table:table-cell>
          <table:table-cell table:formula="of:=[.A71]*2" office:value-type="float" office:value="38000000">
            <text:p>38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2800">
            <text:p>2800</text:p>
          </table:table-cell>
          <table:table-cell table:formula="of:=[.A72]*2" office:value-type="float" office:value="40000000">
            <text:p>40000000</text:p>
          </table:table-cell>
          <table:table-cell/>
        </table:table-row>
        <table:table-row table:style-name="ro1" table:number-rows-repeated="8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p Sort" table:style-name="ta1">
        <table:shapes>
          <draw:frame draw:z-index="0" draw:style-name="gr1" svg:width="8.9756in" svg:height="5.4283in" svg:x="5.9906in" svg:y="0.4311in">
            <draw:object draw:notify-on-update-of-ranges="'Heap Sort'.A4:'Heap Sort'.A31 'Heap Sort'.B2:'Heap Sort'.B2 'Heap Sort'.B3:'Heap Sort'.B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5" office:value-type="string" table:number-columns-spanned="4" table:number-rows-spanned="1">
            <text:p>Heap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6">
            <text:p>0.06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565927754125872">
            <text:p>5.65927754125872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9">
            <text:p>0.09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54773298973706">
            <text:p>5.4773298973706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13">
            <text:p>0.13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580143733739201">
            <text:p>0.00000005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6">
            <text:p>0.16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561504973278558">
            <text:p>5.61504973278558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2">
            <text:p>0.2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576885787320298">
            <text:p>5.76885787320298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23">
            <text:p>0.23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562131595265128">
            <text:p>5.62131595265128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27">
            <text:p>0.27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5717344657522">
            <text:p>5.717344657522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31">
            <text:p>0.31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578485750115809">
            <text:p>5.78485750115809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35">
            <text:p>0.35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583333333333334">
            <text:p>5.83333333333334E-0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75">
            <text:p>0.75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595140794851087">
            <text:p>5.95140794851087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1.19">
            <text:p>1.19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612411982217608">
            <text:p>6.12411982217608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.7">
            <text:p>1.7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643738470353575">
            <text:p>6.43738470353575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2.19">
            <text:p>2.19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65383185731015">
            <text:p>6.5383185731015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2.74">
            <text:p>2.74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673733367399878">
            <text:p>6.73733367399878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3.28">
            <text:p>3.28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684535744897019">
            <text:p>6.84535744897019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3.85">
            <text:p>3.85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697151566772067">
            <text:p>6.97151566772067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4.38">
            <text:p>4.38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699812619427768">
            <text:p>0.00000007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">
            <text:p>5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714285714285714">
            <text:p>7.1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5.57">
            <text:p>5.57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719124268457495">
            <text:p>7.19124268457495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6.19">
            <text:p>6.19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728662419289417">
            <text:p>7.28662419289417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6.79">
            <text:p>6.79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734202771151282">
            <text:p>7.34202771151282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7.41">
            <text:p>7.41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740660832891836">
            <text:p>7.40660832891836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8.04">
            <text:p>8.04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746924726359366">
            <text:p>7.46924726359366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8.66">
            <text:p>8.66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751306198818275">
            <text:p>7.51306198818275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9.31">
            <text:p>9.31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757417782462028">
            <text:p>7.57417782462028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9.92">
            <text:p>9.92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759600843005502">
            <text:p>0.000000076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0.59">
            <text:p>10.59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765747065513619">
            <text:p>7.65747065513619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1.26">
            <text:p>11.26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771124074732416">
            <text:p>7.71124074732416E-008</text:p>
          </table:table-cell>
        </table:table-row>
        <table:table-row table:style-name="ro2">
          <table:table-cell table:number-columns-repeated="2"/>
          <table:table-cell office:value-type="string">
            <text:p>Promedio Factor</text:p>
          </table:table-cell>
          <table:table-cell table:formula="of:=SUM([.D3:.D31])/COUNT([.D3:.D31])" office:value-type="float" office:value="0.0000000654389430443571">
            <text:p>6.54389430443571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108.642125819151">
            <text:p>108.6421258192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114.365419230456">
            <text:p>114.3654192305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120.102250985701">
            <text:p>120.1022509857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125.852005271121">
            <text:p>125.8520052711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131.614119875051">
            <text:p>131.6141198751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137.388079479354">
            <text:p>137.3880794794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143.173410025788">
            <text:p>143.1734100258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148.969673950245">
            <text:p>148.9696739502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154.776466123912">
            <text:p>154.7764661239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160.593410374926">
            <text:p>160.5934103749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2">
            <text:p>38.2</text:p>
          </table:table-cell>
          <table:table-cell table:formula="of:=[.A48]" office:value-type="float" office:value="10000000">
            <text:p>1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2.1">
            <text:p>42.1</text:p>
          </table:table-cell>
          <table:table-cell table:formula="of:=[.A49]" office:value-type="float" office:value="11000000">
            <text:p>11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5.9">
            <text:p>45.9</text:p>
          </table:table-cell>
          <table:table-cell table:formula="of:=[.A50]" office:value-type="float" office:value="12000000">
            <text:p>12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49.7">
            <text:p>49.7</text:p>
          </table:table-cell>
          <table:table-cell table:formula="of:=[.A51]" office:value-type="float" office:value="13000000">
            <text:p>13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3.5">
            <text:p>53.5</text:p>
          </table:table-cell>
          <table:table-cell table:formula="of:=[.A52]" office:value-type="float" office:value="14000000">
            <text:p>14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57.3">
            <text:p>57.3</text:p>
          </table:table-cell>
          <table:table-cell table:formula="of:=[.A53]" office:value-type="float" office:value="15000000">
            <text:p>15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1.1">
            <text:p>61.1</text:p>
          </table:table-cell>
          <table:table-cell table:formula="of:=[.A54]" office:value-type="float" office:value="16000000">
            <text:p>16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4.9">
            <text:p>64.9</text:p>
          </table:table-cell>
          <table:table-cell table:formula="of:=[.A55]" office:value-type="float" office:value="17000000">
            <text:p>17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68.8">
            <text:p>68.8</text:p>
          </table:table-cell>
          <table:table-cell table:formula="of:=[.A56]" office:value-type="float" office:value="18000000">
            <text:p>18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72.6">
            <text:p>72.6</text:p>
          </table:table-cell>
          <table:table-cell table:formula="of:=[.A57]" office:value-type="float" office:value="19000000">
            <text:p>19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76.4">
            <text:p>76.4</text:p>
          </table:table-cell>
          <table:table-cell table:formula="of:=[.A58]" office:value-type="float" office:value="20000000">
            <text:p>20000000</text:p>
          </table:table-cell>
          <table:table-cell/>
        </table:table-row>
        <table:table-row table:style-name="ro1" table:number-rows-repeated="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ick Sort" table:style-name="ta1">
        <table:shapes>
          <draw:frame draw:z-index="0" draw:style-name="gr1" svg:width="8.7669in" svg:height="4.8803in" svg:x="6.5965in" svg:y="0.726in">
            <draw:object draw:notify-on-update-of-ranges="'Quick Sort'.A4:'Quick Sort'.A31 'Quick Sort'.B2:'Quick Sort'.B2 'Quick Sort'.B3:'Quick Sort'.B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5" office:value-type="string" table:number-columns-spanned="4" table:number-rows-spanned="1">
            <text:p>Quick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2">
            <text:p>0.00000002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2">
            <text:p>0.02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188642584708624">
            <text:p>1.88642584708624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4">
            <text:p>0.04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243436884327582">
            <text:p>2.43436884327582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6">
            <text:p>0.06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26775864634117">
            <text:p>2.6775864634117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7">
            <text:p>0.07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245658425809369">
            <text:p>2.45658425809369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8">
            <text:p>0.08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230754314928119">
            <text:p>2.30754314928119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1">
            <text:p>0.1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244405041419621">
            <text:p>2.44405041419621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11">
            <text:p>0.11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232928856417563">
            <text:p>2.32928856417563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12">
            <text:p>0.12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223929967786765">
            <text:p>2.23929967786765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15">
            <text:p>0.15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25">
            <text:p>0.000000025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3">
            <text:p>0.3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238056317940435">
            <text:p>2.38056317940435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45">
            <text:p>0.45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231584363023465">
            <text:p>2.31584363023465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61">
            <text:p>0.61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2309885099504">
            <text:p>2.309885099504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78">
            <text:p>0.78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232871620411834">
            <text:p>2.32871620411834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0.95">
            <text:p>0.95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23359368577733">
            <text:p>2.3359368577733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.11">
            <text:p>1.11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231656913669418">
            <text:p>2.31656913669418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.29">
            <text:p>1.29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2335910444509">
            <text:p>2.335910444509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1.46">
            <text:p>1.46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233270873142589">
            <text:p>2.33270873142589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.64">
            <text:p>1.64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234285714285714">
            <text:p>2.3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1.81">
            <text:p>1.81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233683110575954">
            <text:p>2.33683110575954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.99">
            <text:p>1.99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234254961936339">
            <text:p>2.34254961936339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2.2">
            <text:p>2.2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237886023053435">
            <text:p>2.3788602305343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2.33">
            <text:p>2.33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232893352312818">
            <text:p>2.32893352312818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2.54">
            <text:p>2.54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235968756834924">
            <text:p>2.35968756834924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2.72">
            <text:p>2.72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235976080922137">
            <text:p>2.35976080922137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2.96">
            <text:p>2.96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240811668752696">
            <text:p>2.40811668752696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3.08">
            <text:p>3.08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235843810126708">
            <text:p>2.35843810126708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3.31">
            <text:p>3.31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239341150788487">
            <text:p>2.39341150788487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3.43">
            <text:p>3.43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234898363795043">
            <text:p>2.34898363795043E-008</text:p>
          </table:table-cell>
        </table:table-row>
        <table:table-row table:style-name="ro2">
          <table:table-cell table:number-columns-repeated="2"/>
          <table:table-cell office:value-type="string">
            <text:p>Factor Constante</text:p>
          </table:table-cell>
          <table:table-cell table:formula="of:=SUM([.D3:.D31])/COUNT([.D3:.D31])" office:value-type="float" office:value="0.0000000234102449775498">
            <text:p>2.34102449775498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38.8658291528966">
            <text:p>38.8658291529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40.9132904137887">
            <text:p>40.9132904138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42.9655949061494">
            <text:p>42.9655949061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45.0225223276569">
            <text:p>45.0225223277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47.0838715517005">
            <text:p>47.0838715517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49.1494582274448">
            <text:p>49.1494582274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51.2191127644428">
            <text:p>51.2191127644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53.2926786277255">
            <text:p>53.2926786277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55.3700108857836">
            <text:p>55.3700108858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57.450974966219">
            <text:p>57.4509749662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38.2">
            <text:p>38.2</text:p>
          </table:table-cell>
          <table:table-cell table:formula="of:=[.A48]" office:value-type="float" office:value="10000000">
            <text:p>1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42.1">
            <text:p>42.1</text:p>
          </table:table-cell>
          <table:table-cell table:formula="of:=[.A49]" office:value-type="float" office:value="11000000">
            <text:p>11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45.9">
            <text:p>45.9</text:p>
          </table:table-cell>
          <table:table-cell table:formula="of:=[.A50]" office:value-type="float" office:value="12000000">
            <text:p>12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49.7">
            <text:p>49.7</text:p>
          </table:table-cell>
          <table:table-cell table:formula="of:=[.A51]" office:value-type="float" office:value="13000000">
            <text:p>13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53.5">
            <text:p>53.5</text:p>
          </table:table-cell>
          <table:table-cell table:formula="of:=[.A52]" office:value-type="float" office:value="14000000">
            <text:p>14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57.3">
            <text:p>57.3</text:p>
          </table:table-cell>
          <table:table-cell table:formula="of:=[.A53]" office:value-type="float" office:value="15000000">
            <text:p>15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61.1">
            <text:p>61.1</text:p>
          </table:table-cell>
          <table:table-cell table:formula="of:=[.A54]" office:value-type="float" office:value="16000000">
            <text:p>16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64.9">
            <text:p>64.9</text:p>
          </table:table-cell>
          <table:table-cell table:formula="of:=[.A55]" office:value-type="float" office:value="17000000">
            <text:p>17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68.8">
            <text:p>68.8</text:p>
          </table:table-cell>
          <table:table-cell table:formula="of:=[.A56]" office:value-type="float" office:value="18000000">
            <text:p>18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72.6">
            <text:p>72.6</text:p>
          </table:table-cell>
          <table:table-cell table:formula="of:=[.A57]" office:value-type="float" office:value="19000000">
            <text:p>19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76.4">
            <text:p>76.4</text:p>
          </table:table-cell>
          <table:table-cell table:formula="of:=[.A58]" office:value-type="float" office:value="20000000">
            <text:p>20000000</text:p>
          </table:table-cell>
          <table:table-cell/>
        </table:table-row>
        <table:table-row table:style-name="ro1" table:number-rows-repeated="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unting Sort" table:style-name="ta1">
        <table:shapes>
          <draw:frame draw:z-index="0" draw:style-name="gr1" svg:width="9.5571in" svg:height="5.4382in" svg:x="6.4331in" svg:y="0.3681in">
            <draw:object draw:notify-on-update-of-ranges="'Counting Sort'.A4:'Counting Sort'.A31 'Counting Sort'.A4:'Counting Sort'.A31 'Counting Sort'.B2:'Counting Sort'.B2 'Counting Sort'.B4:'Counting Sort'.B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5" office:value-type="string" table:number-columns-spanned="4" table:number-rows-spanned="1">
            <text:p>Counting Sort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+k) OJOOO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+3000000" office:value-type="float" office:value="3100000">
            <text:p>3100000</text:p>
          </table:table-cell>
          <table:table-cell table:formula="of:=[.B3]/[.C3]" office:value-type="float" office:value="0.00000000645161290322581">
            <text:p>6.45161290322581E-009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3">
            <text:p>0.03</text:p>
          </table:table-cell>
          <table:table-cell table:formula="of:=[.A4]+3000000" office:value-type="float" office:value="3200000">
            <text:p>3200000</text:p>
          </table:table-cell>
          <table:table-cell table:formula="of:=[.B4]/[.C4]" office:value-type="float" office:value="0.000000009375">
            <text:p>9.375E-009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4">
            <text:p>0.04</text:p>
          </table:table-cell>
          <table:table-cell table:formula="of:=[.A5]+3000000" office:value-type="float" office:value="3300000">
            <text:p>3300000</text:p>
          </table:table-cell>
          <table:table-cell table:formula="of:=[.B5]/[.C5]" office:value-type="float" office:value="0.0000000121212121212121">
            <text:p>1.21212121212121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4">
            <text:p>0.04</text:p>
          </table:table-cell>
          <table:table-cell table:formula="of:=[.A6]+3000000" office:value-type="float" office:value="3400000">
            <text:p>3400000</text:p>
          </table:table-cell>
          <table:table-cell table:formula="of:=[.B6]/[.C6]" office:value-type="float" office:value="0.0000000117647058823529">
            <text:p>1.17647058823529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5">
            <text:p>0.05</text:p>
          </table:table-cell>
          <table:table-cell table:formula="of:=[.A7]+3000000" office:value-type="float" office:value="3500000">
            <text:p>3500000</text:p>
          </table:table-cell>
          <table:table-cell table:formula="of:=[.B7]/[.C7]" office:value-type="float" office:value="0.0000000142857142857143">
            <text:p>1.42857142857143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05">
            <text:p>0.05</text:p>
          </table:table-cell>
          <table:table-cell table:formula="of:=[.A8]+3000000" office:value-type="float" office:value="3600000">
            <text:p>3600000</text:p>
          </table:table-cell>
          <table:table-cell table:formula="of:=[.B8]/[.C8]" office:value-type="float" office:value="0.0000000138888888888889">
            <text:p>1.38888888888889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06">
            <text:p>0.06</text:p>
          </table:table-cell>
          <table:table-cell table:formula="of:=[.A9]+3000000" office:value-type="float" office:value="3700000">
            <text:p>3700000</text:p>
          </table:table-cell>
          <table:table-cell table:formula="of:=[.B9]/[.C9]" office:value-type="float" office:value="0.0000000162162162162162">
            <text:p>1.62162162162162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07">
            <text:p>0.07</text:p>
          </table:table-cell>
          <table:table-cell table:formula="of:=[.A10]+3000000" office:value-type="float" office:value="3800000">
            <text:p>3800000</text:p>
          </table:table-cell>
          <table:table-cell table:formula="of:=[.B10]/[.C10]" office:value-type="float" office:value="0.000000018421052631579">
            <text:p>1.8421052631579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08">
            <text:p>0.08</text:p>
          </table:table-cell>
          <table:table-cell table:formula="of:=[.A11]+3000000" office:value-type="float" office:value="3900000">
            <text:p>3900000</text:p>
          </table:table-cell>
          <table:table-cell table:formula="of:=[.B11]/[.C11]" office:value-type="float" office:value="0.0000000205128205128205">
            <text:p>2.05128205128205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8">
            <text:p>0.08</text:p>
          </table:table-cell>
          <table:table-cell table:formula="of:=[.A12]+3000000" office:value-type="float" office:value="4000000">
            <text:p>4000000</text:p>
          </table:table-cell>
          <table:table-cell table:formula="of:=[.B12]/[.C12]" office:value-type="float" office:value="0.00000002">
            <text:p>0.00000002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17">
            <text:p>0.17</text:p>
          </table:table-cell>
          <table:table-cell table:formula="of:=[.A13]+3000000" office:value-type="float" office:value="5000000">
            <text:p>5000000</text:p>
          </table:table-cell>
          <table:table-cell table:formula="of:=[.B13]/[.C13]" office:value-type="float" office:value="0.000000034">
            <text:p>0.000000034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24">
            <text:p>0.24</text:p>
          </table:table-cell>
          <table:table-cell table:formula="of:=[.A14]+3000000" office:value-type="float" office:value="6000000">
            <text:p>6000000</text:p>
          </table:table-cell>
          <table:table-cell table:formula="of:=[.B14]/[.C14]" office:value-type="float" office:value="0.00000004">
            <text:p>0.00000004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32">
            <text:p>0.32</text:p>
          </table:table-cell>
          <table:table-cell table:formula="of:=[.A15]+3000000" office:value-type="float" office:value="7000000">
            <text:p>7000000</text:p>
          </table:table-cell>
          <table:table-cell table:formula="of:=[.B15]/[.C15]" office:value-type="float" office:value="0.0000000457142857142857">
            <text:p>4.57142857142857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39">
            <text:p>0.39</text:p>
          </table:table-cell>
          <table:table-cell table:formula="of:=[.A16]+3000000" office:value-type="float" office:value="8000000">
            <text:p>8000000</text:p>
          </table:table-cell>
          <table:table-cell table:formula="of:=[.B16]/[.C16]" office:value-type="float" office:value="0.00000004875">
            <text:p>4.875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0.47">
            <text:p>0.47</text:p>
          </table:table-cell>
          <table:table-cell table:formula="of:=[.A17]+3000000" office:value-type="float" office:value="9000000">
            <text:p>9000000</text:p>
          </table:table-cell>
          <table:table-cell table:formula="of:=[.B17]/[.C17]" office:value-type="float" office:value="0.0000000522222222222222">
            <text:p>5.22222222222222E-008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0.54">
            <text:p>0.54</text:p>
          </table:table-cell>
          <table:table-cell table:formula="of:=[.A18]+3000000" office:value-type="float" office:value="10000000">
            <text:p>10000000</text:p>
          </table:table-cell>
          <table:table-cell table:formula="of:=[.B18]/[.C18]" office:value-type="float" office:value="0.000000054">
            <text:p>0.000000054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0.62">
            <text:p>0.62</text:p>
          </table:table-cell>
          <table:table-cell table:formula="of:=[.A19]+3000000" office:value-type="float" office:value="11000000">
            <text:p>11000000</text:p>
          </table:table-cell>
          <table:table-cell table:formula="of:=[.B19]/[.C19]" office:value-type="float" office:value="0.0000000563636363636364">
            <text:p>5.63636363636364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0.7">
            <text:p>0.7</text:p>
          </table:table-cell>
          <table:table-cell table:formula="of:=[.A20]+3000000" office:value-type="float" office:value="12000000">
            <text:p>12000000</text:p>
          </table:table-cell>
          <table:table-cell table:formula="of:=[.B20]/[.C20]" office:value-type="float" office:value="0.0000000583333333333333">
            <text:p>5.83333333333333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78">
            <text:p>0.78</text:p>
          </table:table-cell>
          <table:table-cell table:formula="of:=[.A21]+3000000" office:value-type="float" office:value="13000000">
            <text:p>13000000</text:p>
          </table:table-cell>
          <table:table-cell table:formula="of:=[.B21]/[.C21]" office:value-type="float" office:value="0.00000006">
            <text:p>0.00000006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0.85">
            <text:p>0.85</text:p>
          </table:table-cell>
          <table:table-cell table:formula="of:=[.A22]+3000000" office:value-type="float" office:value="14000000">
            <text:p>14000000</text:p>
          </table:table-cell>
          <table:table-cell table:formula="of:=[.B22]/[.C22]" office:value-type="float" office:value="0.0000000607142857142857">
            <text:p>6.07142857142857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0.92">
            <text:p>0.92</text:p>
          </table:table-cell>
          <table:table-cell table:formula="of:=[.A23]+3000000" office:value-type="float" office:value="15000000">
            <text:p>15000000</text:p>
          </table:table-cell>
          <table:table-cell table:formula="of:=[.B23]/[.C23]" office:value-type="float" office:value="0.0000000613333333333333">
            <text:p>6.13333333333333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0.98">
            <text:p>0.98</text:p>
          </table:table-cell>
          <table:table-cell table:formula="of:=[.A24]+3000000" office:value-type="float" office:value="16000000">
            <text:p>16000000</text:p>
          </table:table-cell>
          <table:table-cell table:formula="of:=[.B24]/[.C24]" office:value-type="float" office:value="0.00000006125">
            <text:p>6.12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.08">
            <text:p>1.08</text:p>
          </table:table-cell>
          <table:table-cell table:formula="of:=[.A25]+3000000" office:value-type="float" office:value="17000000">
            <text:p>17000000</text:p>
          </table:table-cell>
          <table:table-cell table:formula="of:=[.B25]/[.C25]" office:value-type="float" office:value="0.0000000635294117647059">
            <text:p>6.35294117647059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.15">
            <text:p>1.15</text:p>
          </table:table-cell>
          <table:table-cell table:formula="of:=[.A26]+3000000" office:value-type="float" office:value="18000000">
            <text:p>18000000</text:p>
          </table:table-cell>
          <table:table-cell table:formula="of:=[.B26]/[.C26]" office:value-type="float" office:value="0.0000000638888888888889">
            <text:p>6.38888888888889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1.23">
            <text:p>1.23</text:p>
          </table:table-cell>
          <table:table-cell table:formula="of:=[.A27]+3000000" office:value-type="float" office:value="19000000">
            <text:p>19000000</text:p>
          </table:table-cell>
          <table:table-cell table:formula="of:=[.B27]/[.C27]" office:value-type="float" office:value="0.0000000647368421052632">
            <text:p>6.47368421052632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1.32">
            <text:p>1.32</text:p>
          </table:table-cell>
          <table:table-cell table:formula="of:=[.A28]+3000000" office:value-type="float" office:value="20000000">
            <text:p>20000000</text:p>
          </table:table-cell>
          <table:table-cell table:formula="of:=[.B28]/[.C28]" office:value-type="float" office:value="0.000000066">
            <text:p>0.000000066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.39">
            <text:p>1.39</text:p>
          </table:table-cell>
          <table:table-cell table:formula="of:=[.A29]+3000000" office:value-type="float" office:value="21000000">
            <text:p>21000000</text:p>
          </table:table-cell>
          <table:table-cell table:formula="of:=[.B29]/[.C29]" office:value-type="float" office:value="0.0000000661904761904762">
            <text:p>6.61904761904762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.5">
            <text:p>1.5</text:p>
          </table:table-cell>
          <table:table-cell table:formula="of:=[.A30]+3000000" office:value-type="float" office:value="22000000">
            <text:p>22000000</text:p>
          </table:table-cell>
          <table:table-cell table:formula="of:=[.B30]/[.C30]" office:value-type="float" office:value="0.0000000681818181818182">
            <text:p>6.81818181818182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.57">
            <text:p>1.57</text:p>
          </table:table-cell>
          <table:table-cell table:formula="of:=[.A31]+3000000" office:value-type="float" office:value="23000000">
            <text:p>23000000</text:p>
          </table:table-cell>
          <table:table-cell table:formula="of:=[.B31]/[.C31]" office:value-type="float" office:value="0.0000000682608695652174">
            <text:p>6.82608695652174E-008</text:p>
          </table:table-cell>
        </table:table-row>
        <table:table-row table:style-name="ro2">
          <table:table-cell table:number-columns-repeated="2"/>
          <table:table-cell office:value-type="string">
            <text:p>Factor Constante</text:p>
          </table:table-cell>
          <table:table-cell table:formula="of:=SUM([.D3:.D31])/COUNT([.D3:.D31])" office:value-type="float" office:value="0.0000000426381595454992">
            <text:p>4.26381595454992E-00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70.788128269419">
            <text:p>70.7881282694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74.5172639529143">
            <text:p>74.5172639529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78.2552208373954">
            <text:p>78.2552208374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82.0015976760767">
            <text:p>82.0015976761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85.7560281477804">
            <text:p>85.7560281478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89.5181764858222">
            <text:p>89.5181764858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93.2877338072948">
            <text:p>93.2877338073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97.0644150078348">
            <text:p>97.0644150078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100.847956116996">
            <text:p>100.847956117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104.638112031859">
            <text:p>104.6381120319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+k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87.8">
            <text:p>87.8</text:p>
          </table:table-cell>
          <table:table-cell table:formula="of:=[.A48]" office:value-type="float" office:value="10000000">
            <text:p>1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95.5">
            <text:p>95.5</text:p>
          </table:table-cell>
          <table:table-cell table:formula="of:=[.A49]" office:value-type="float" office:value="11000000">
            <text:p>11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103.1">
            <text:p>103.1</text:p>
          </table:table-cell>
          <table:table-cell table:formula="of:=[.A50]" office:value-type="float" office:value="12000000">
            <text:p>12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110.7">
            <text:p>110.7</text:p>
          </table:table-cell>
          <table:table-cell table:formula="of:=[.A51]" office:value-type="float" office:value="13000000">
            <text:p>13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118.3">
            <text:p>118.3</text:p>
          </table:table-cell>
          <table:table-cell table:formula="of:=[.A52]" office:value-type="float" office:value="14000000">
            <text:p>14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126">
            <text:p>126</text:p>
          </table:table-cell>
          <table:table-cell table:formula="of:=[.A53]" office:value-type="float" office:value="15000000">
            <text:p>15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133.6">
            <text:p>133.6</text:p>
          </table:table-cell>
          <table:table-cell table:formula="of:=[.A54]" office:value-type="float" office:value="16000000">
            <text:p>16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141.2">
            <text:p>141.2</text:p>
          </table:table-cell>
          <table:table-cell table:formula="of:=[.A55]" office:value-type="float" office:value="17000000">
            <text:p>17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48.9">
            <text:p>148.9</text:p>
          </table:table-cell>
          <table:table-cell table:formula="of:=[.A56]" office:value-type="float" office:value="18000000">
            <text:p>18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56.5">
            <text:p>156.5</text:p>
          </table:table-cell>
          <table:table-cell table:formula="of:=[.A57]" office:value-type="float" office:value="19000000">
            <text:p>19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64.1">
            <text:p>164.1</text:p>
          </table:table-cell>
          <table:table-cell table:formula="of:=[.A58]" office:value-type="float" office:value="20000000">
            <text:p>20000000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erge Sort Optimizado" table:style-name="ta1">
        <table:shapes>
          <draw:frame draw:z-index="0" draw:style-name="gr1" svg:width="10.352in" svg:height="5.9106in" svg:x="5.9394in" svg:y="0.1791in">
            <draw:object draw:notify-on-update-of-ranges="'Merge Sort Optimizado'.A4:'Merge Sort Optimizado'.A31 'Merge Sort Optimizado'.B2:'Merge Sort Optimizado'.B2 'Merge Sort Optimizado'.B3:'Merge Sort Optimizado'.B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row table:style-name="ro2">
          <table:table-cell table:style-name="ce5" office:value-type="string" table:number-columns-spanned="4" table:number-rows-spanned="1">
            <text:p>Merge Sort Optimizado</text:p>
          </table:table-cell>
          <table:covered-table-cell table:number-columns-repeated="3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Real (segundos)</text:p>
          </table:table-cell>
          <table:table-cell office:value-type="string">
            <text:p>COmplejidad (nlogn)</text:p>
          </table:table-cell>
          <table:table-cell office:value-type="string">
            <text:p>Factor Constante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">
            <text:p>0.02</text:p>
          </table:table-cell>
          <table:table-cell table:formula="of:=[.A3]*LOG([.A3];10)" office:value-type="float" office:value="500000">
            <text:p>500000</text:p>
          </table:table-cell>
          <table:table-cell table:formula="of:=[.B3]/[.C3]" office:value-type="float" office:value="0.00000004">
            <text:p>0.00000004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3">
            <text:p>0.03</text:p>
          </table:table-cell>
          <table:table-cell table:formula="of:=[.A4]*LOG([.A4];10)" office:value-type="float" office:value="1060205.9991328">
            <text:p>1060205.9991328</text:p>
          </table:table-cell>
          <table:table-cell table:formula="of:=[.B4]/[.C4]" office:value-type="float" office:value="0.0000000282963877062936">
            <text:p>2.82963877062936E-008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5">
            <text:p>0.05</text:p>
          </table:table-cell>
          <table:table-cell table:formula="of:=[.A5]*LOG([.A5];10)" office:value-type="float" office:value="1643136.3764159">
            <text:p>1643136.3764159</text:p>
          </table:table-cell>
          <table:table-cell table:formula="of:=[.B5]/[.C5]" office:value-type="float" office:value="0.0000000304296105409478">
            <text:p>3.04296105409478E-008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07">
            <text:p>0.07</text:p>
          </table:table-cell>
          <table:table-cell table:formula="of:=[.A6]*LOG([.A6];10)" office:value-type="float" office:value="2240823.99653118">
            <text:p>2240823.99653118</text:p>
          </table:table-cell>
          <table:table-cell table:formula="of:=[.B6]/[.C6]" office:value-type="float" office:value="0.0000000312385087398031">
            <text:p>3.12385087398031E-008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">
            <text:p>0.1</text:p>
          </table:table-cell>
          <table:table-cell table:formula="of:=[.A7]*LOG([.A7];10)" office:value-type="float" office:value="2849485.00216801">
            <text:p>2849485.00216801</text:p>
          </table:table-cell>
          <table:table-cell table:formula="of:=[.B7]/[.C7]" office:value-type="float" office:value="0.0000000350940608299099">
            <text:p>3.50940608299099E-008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11">
            <text:p>0.11</text:p>
          </table:table-cell>
          <table:table-cell table:formula="of:=[.A8]*LOG([.A8];10)" office:value-type="float" office:value="3466890.75023019">
            <text:p>3466890.75023019</text:p>
          </table:table-cell>
          <table:table-cell table:formula="of:=[.B8]/[.C8]" office:value-type="float" office:value="0.0000000317287183026164">
            <text:p>3.17287183026164E-00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13">
            <text:p>0.13</text:p>
          </table:table-cell>
          <table:table-cell table:formula="of:=[.A9]*LOG([.A9];10)" office:value-type="float" office:value="4091568.62800998">
            <text:p>4091568.62800998</text:p>
          </table:table-cell>
          <table:table-cell table:formula="of:=[.B9]/[.C9]" office:value-type="float" office:value="0.0000000317726553845507">
            <text:p>3.17726553845507E-008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15">
            <text:p>0.15</text:p>
          </table:table-cell>
          <table:table-cell table:formula="of:=[.A10]*LOG([.A10];10)" office:value-type="float" office:value="4722471.98959355">
            <text:p>4722471.98959355</text:p>
          </table:table-cell>
          <table:table-cell table:formula="of:=[.B10]/[.C10]" office:value-type="float" office:value="0.0000000317630258751222">
            <text:p>3.17630258751222E-008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16">
            <text:p>0.16</text:p>
          </table:table-cell>
          <table:table-cell table:formula="of:=[.A11]*LOG([.A11];10)" office:value-type="float" office:value="5358818.25849539">
            <text:p>5358818.25849539</text:p>
          </table:table-cell>
          <table:table-cell table:formula="of:=[.B11]/[.C11]" office:value-type="float" office:value="0.0000000298573290382353">
            <text:p>2.98573290382353E-00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2">
            <text:p>0.2</text:p>
          </table:table-cell>
          <table:table-cell table:formula="of:=[.A12]*LOG([.A12];10)" office:value-type="float" office:value="6000000">
            <text:p>6000000</text:p>
          </table:table-cell>
          <table:table-cell table:formula="of:=[.B12]/[.C12]" office:value-type="float" office:value="0.0000000333333333333333">
            <text:p>3.33333333333333E-00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0.4">
            <text:p>0.4</text:p>
          </table:table-cell>
          <table:table-cell table:formula="of:=[.A13]*LOG([.A13];10)" office:value-type="float" office:value="12602059.991328">
            <text:p>12602059.991328</text:p>
          </table:table-cell>
          <table:table-cell table:formula="of:=[.B13]/[.C13]" office:value-type="float" office:value="0.000000031740842392058">
            <text:p>3.1740842392058E-008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0.61">
            <text:p>0.61</text:p>
          </table:table-cell>
          <table:table-cell table:formula="of:=[.A14]*LOG([.A14];10)" office:value-type="float" office:value="19431363.764159">
            <text:p>19431363.764159</text:p>
          </table:table-cell>
          <table:table-cell table:formula="of:=[.B14]/[.C14]" office:value-type="float" office:value="0.0000000313925469876253">
            <text:p>3.13925469876253E-008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0.84">
            <text:p>0.84</text:p>
          </table:table-cell>
          <table:table-cell table:formula="of:=[.A15]*LOG([.A15];10)" office:value-type="float" office:value="26408239.9653118">
            <text:p>26408239.9653118</text:p>
          </table:table-cell>
          <table:table-cell table:formula="of:=[.B15]/[.C15]" office:value-type="float" office:value="0.0000000318082538292355">
            <text:p>3.18082538292355E-008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1.06">
            <text:p>1.06</text:p>
          </table:table-cell>
          <table:table-cell table:formula="of:=[.A16]*LOG([.A16];10)" office:value-type="float" office:value="33494850.0216801">
            <text:p>33494850.0216801</text:p>
          </table:table-cell>
          <table:table-cell table:formula="of:=[.B16]/[.C16]" office:value-type="float" office:value="0.0000000316466561072492">
            <text:p>3.16466561072492E-008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1.3">
            <text:p>1.3</text:p>
          </table:table-cell>
          <table:table-cell table:formula="of:=[.A17]*LOG([.A17];10)" office:value-type="float" office:value="40668907.5023019">
            <text:p>40668907.5023019</text:p>
          </table:table-cell>
          <table:table-cell table:formula="of:=[.B17]/[.C17]" office:value-type="float" office:value="0.0000000319654517379504">
            <text:p>0.000000032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.52">
            <text:p>1.52</text:p>
          </table:table-cell>
          <table:table-cell table:formula="of:=[.A18]*LOG([.A18];10)" office:value-type="float" office:value="47915686.2800998">
            <text:p>47915686.2800998</text:p>
          </table:table-cell>
          <table:table-cell table:formula="of:=[.B18]/[.C18]" office:value-type="float" office:value="0.0000000317223881781546">
            <text:p>3.17223881781546E-008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.73">
            <text:p>1.73</text:p>
          </table:table-cell>
          <table:table-cell table:formula="of:=[.A19]*LOG([.A19];10)" office:value-type="float" office:value="55224719.8959355">
            <text:p>55224719.8959355</text:p>
          </table:table-cell>
          <table:table-cell table:formula="of:=[.B19]/[.C19]" office:value-type="float" office:value="0.0000000313265509224851">
            <text:p>3.13265509224851E-008</text:p>
          </table:table-cell>
        </table:table-row>
        <table:table-row table:style-name="ro1">
          <table:table-cell office:value-type="float" office:value="9000000">
            <text:p>9000000</text:p>
          </table:table-cell>
          <table:table-cell office:value-type="float" office:value="1.97">
            <text:p>1.97</text:p>
          </table:table-cell>
          <table:table-cell table:formula="of:=[.A20]*LOG([.A20];10)" office:value-type="float" office:value="62588182.5849539">
            <text:p>62588182.5849539</text:p>
          </table:table-cell>
          <table:table-cell table:formula="of:=[.B20]/[.C20]" office:value-type="float" office:value="0.000000031475590417185">
            <text:p>3.1475590417185E-008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2.2">
            <text:p>2.2</text:p>
          </table:table-cell>
          <table:table-cell table:formula="of:=[.A21]*LOG([.A21];10)" office:value-type="float" office:value="70000000">
            <text:p>70000000</text:p>
          </table:table-cell>
          <table:table-cell table:formula="of:=[.B21]/[.C21]" office:value-type="float" office:value="0.0000000314285714285714">
            <text:p>3.14285714285714E-008</text:p>
          </table:table-cell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2.45">
            <text:p>2.45</text:p>
          </table:table-cell>
          <table:table-cell table:formula="of:=[.A22]*LOG([.A22];10)" office:value-type="float" office:value="77455319.5367405">
            <text:p>77455319.5367405</text:p>
          </table:table-cell>
          <table:table-cell table:formula="of:=[.B22]/[.C22]" office:value-type="float" office:value="0.0000000316311392768557">
            <text:p>3.16311392768557E-008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2.68">
            <text:p>2.68</text:p>
          </table:table-cell>
          <table:table-cell table:formula="of:=[.A23]*LOG([.A23];10)" office:value-type="float" office:value="84950174.9525715">
            <text:p>84950174.9525715</text:p>
          </table:table-cell>
          <table:table-cell table:formula="of:=[.B23]/[.C23]" office:value-type="float" office:value="0.0000000315479044215773">
            <text:p>3.15479044215773E-008</text:p>
          </table:table-cell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2.92">
            <text:p>2.92</text:p>
          </table:table-cell>
          <table:table-cell table:formula="of:=[.A24]*LOG([.A24];10)" office:value-type="float" office:value="92481263.5799889">
            <text:p>92481263.5799889</text:p>
          </table:table-cell>
          <table:table-cell table:formula="of:=[.B24]/[.C24]" office:value-type="float" office:value="0.0000000315739630598195">
            <text:p>3.15739630598195E-008</text:p>
          </table:table-cell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3.15">
            <text:p>3.15</text:p>
          </table:table-cell>
          <table:table-cell table:formula="of:=[.A25]*LOG([.A25];10)" office:value-type="float" office:value="100045792.499495">
            <text:p>100045792.499495</text:p>
          </table:table-cell>
          <table:table-cell table:formula="of:=[.B25]/[.C25]" office:value-type="float" office:value="0.0000000314855819650376">
            <text:p>3.14855819650376E-008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3.39">
            <text:p>3.39</text:p>
          </table:table-cell>
          <table:table-cell table:formula="of:=[.A26]*LOG([.A26];10)" office:value-type="float" office:value="107641368.885835">
            <text:p>107641368.885835</text:p>
          </table:table-cell>
          <table:table-cell table:formula="of:=[.B26]/[.C26]" office:value-type="float" office:value="0.0000000314934679397792">
            <text:p>3.14934679397792E-008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3.62">
            <text:p>3.62</text:p>
          </table:table-cell>
          <table:table-cell table:formula="of:=[.A27]*LOG([.A27];10)" office:value-type="float" office:value="115265919.722495">
            <text:p>115265919.722495</text:p>
          </table:table-cell>
          <table:table-cell table:formula="of:=[.B27]/[.C27]" office:value-type="float" office:value="0.0000000314056401815491">
            <text:p>3.14056401815491E-008</text:p>
          </table:table-cell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3.84">
            <text:p>3.84</text:p>
          </table:table-cell>
          <table:table-cell table:formula="of:=[.A28]*LOG([.A28];10)" office:value-type="float" office:value="122917631.663431">
            <text:p>122917631.663431</text:p>
          </table:table-cell>
          <table:table-cell table:formula="of:=[.B28]/[.C28]" office:value-type="float" office:value="0.0000000312404327030525">
            <text:p>3.12404327030525E-008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4.11">
            <text:p>4.11</text:p>
          </table:table-cell>
          <table:table-cell table:formula="of:=[.A29]*LOG([.A29];10)" office:value-type="float" office:value="130594905.09186">
            <text:p>130594905.09186</text:p>
          </table:table-cell>
          <table:table-cell table:formula="of:=[.B29]/[.C29]" office:value-type="float" office:value="0.000000031471365572103">
            <text:p>3.1471365572103E-008</text:p>
          </table:table-cell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4.34">
            <text:p>4.34</text:p>
          </table:table-cell>
          <table:table-cell table:formula="of:=[.A30]*LOG([.A30];10)" office:value-type="float" office:value="138296318.418104">
            <text:p>138296318.418104</text:p>
          </table:table-cell>
          <table:table-cell table:formula="of:=[.B30]/[.C30]" office:value-type="float" office:value="0.0000000313818910701521">
            <text:p>3.13818910701521E-008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4.57">
            <text:p>4.57</text:p>
          </table:table-cell>
          <table:table-cell table:formula="of:=[.A31]*LOG([.A31];10)" office:value-type="float" office:value="146020599.91328">
            <text:p>146020599.91328</text:p>
          </table:table-cell>
          <table:table-cell table:formula="of:=[.B31]/[.C31]" office:value-type="float" office:value="0.0000000312969540100101">
            <text:p>3.12969540100101E-008</text:p>
          </table:table-cell>
        </table:table-row>
        <table:table-row table:style-name="ro2">
          <table:table-cell table:number-columns-repeated="2"/>
          <table:table-cell office:value-type="string">
            <text:p>Factor Promedio</text:p>
          </table:table-cell>
          <table:table-cell table:formula="of:=SUM([.D3:.D31])/COUNT([.D3:.D31])" office:value-type="float" office:value="0.000000031812028343147">
            <text:p>3.1812028343147E-008</text:p>
          </table:table-cell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Tiempo Estimado (s)</text:p>
          </table:table-cell>
          <table:table-cell office:value-type="string">
            <text:p>Complejidad (n²)</text:p>
          </table:table-cell>
          <table:table-cell/>
        </table:table-row>
        <table:table-row table:style-name="ro1">
          <table:table-cell office:value-type="float" office:value="200000000">
            <text:p>200000000</text:p>
          </table:table-cell>
          <table:table-cell table:formula="of:=[.$D$32]*[.C35]" office:value-type="float" office:value="52.8145202998752">
            <text:p>52.8145202999</text:p>
          </table:table-cell>
          <table:table-cell table:formula="of:=[.A35]*LOG([.A35];10)" office:value-type="float" office:value="1660205999.1328">
            <text:p>1660205999.1328</text:p>
          </table:table-cell>
          <table:table-cell/>
        </table:table-row>
        <table:table-row table:style-name="ro1">
          <table:table-cell office:value-type="float" office:value="210000000">
            <text:p>210000000</text:p>
          </table:table-cell>
          <table:table-cell table:formula="of:=[.$D$32]*[.C36]" office:value-type="float" office:value="55.5968019772117">
            <text:p>55.5968019772</text:p>
          </table:table-cell>
          <table:table-cell table:formula="of:=[.A36]*LOG([.A36];10)" office:value-type="float" office:value="1747666051.89412">
            <text:p>1747666051.89412</text:p>
          </table:table-cell>
          <table:table-cell/>
        </table:table-row>
        <table:table-row table:style-name="ro1">
          <table:table-cell office:value-type="float" office:value="220000000">
            <text:p>220000000</text:p>
          </table:table-cell>
          <table:table-cell table:formula="of:=[.$D$32]*[.C37]" office:value-type="float" office:value="58.3856650900223">
            <text:p>58.38566509</text:p>
          </table:table-cell>
          <table:table-cell table:formula="of:=[.A37]*LOG([.A37];10)" office:value-type="float" office:value="1835332989.78089">
            <text:p>1835332989.78089</text:p>
          </table:table-cell>
          <table:table-cell/>
        </table:table-row>
        <table:table-row table:style-name="ro1">
          <table:table-cell office:value-type="float" office:value="230000000">
            <text:p>230000000</text:p>
          </table:table-cell>
          <table:table-cell table:formula="of:=[.$D$32]*[.C38]" office:value-type="float" office:value="61.1808102709268">
            <text:p>61.1808102709</text:p>
          </table:table-cell>
          <table:table-cell table:formula="of:=[.A38]*LOG([.A38];10)" office:value-type="float" office:value="1923197402.28405">
            <text:p>1923197402.28405</text:p>
          </table:table-cell>
          <table:table-cell/>
        </table:table-row>
        <table:table-row table:style-name="ro1">
          <table:table-cell office:value-type="float" office:value="240000000">
            <text:p>240000000</text:p>
          </table:table-cell>
          <table:table-cell table:formula="of:=[.$D$32]*[.C39]" office:value-type="float" office:value="63.9819642102933">
            <text:p>63.9819642103</text:p>
          </table:table-cell>
          <table:table-cell table:formula="of:=[.A39]*LOG([.A39];10)" office:value-type="float" office:value="2011250698.01079">
            <text:p>2011250698.01079</text:p>
          </table:table-cell>
          <table:table-cell/>
        </table:table-row>
        <table:table-row table:style-name="ro1">
          <table:table-cell office:value-type="float" office:value="250000000">
            <text:p>250000000</text:p>
          </table:table-cell>
          <table:table-cell table:formula="of:=[.$D$32]*[.C40]" office:value-type="float" office:value="66.7888763949808">
            <text:p>66.788876395</text:p>
          </table:table-cell>
          <table:table-cell table:formula="of:=[.A40]*LOG([.A40];10)" office:value-type="float" office:value="2099485002.16801">
            <text:p>2099485002.16801</text:p>
          </table:table-cell>
          <table:table-cell/>
        </table:table-row>
        <table:table-row table:style-name="ro1">
          <table:table-cell office:value-type="float" office:value="260000000">
            <text:p>260000000</text:p>
          </table:table-cell>
          <table:table-cell table:formula="of:=[.$D$32]*[.C41]" office:value-type="float" office:value="69.6013163696433">
            <text:p>69.6013163696</text:p>
          </table:table-cell>
          <table:table-cell table:formula="of:=[.A41]*LOG([.A41];10)" office:value-type="float" office:value="2187893070.47241">
            <text:p>2187893070.47241</text:p>
          </table:table-cell>
          <table:table-cell/>
        </table:table-row>
        <table:table-row table:style-name="ro1">
          <table:table-cell office:value-type="float" office:value="270000000">
            <text:p>270000000</text:p>
          </table:table-cell>
          <table:table-cell table:formula="of:=[.$D$32]*[.C42]" office:value-type="float" office:value="72.4190714199382">
            <text:p>72.4190714199</text:p>
          </table:table-cell>
          <table:table-cell table:formula="of:=[.A42]*LOG([.A42];10)" office:value-type="float" office:value="2276468216.32293">
            <text:p>2276468216.32293</text:p>
          </table:table-cell>
          <table:table-cell/>
        </table:table-row>
        <table:table-row table:style-name="ro1">
          <table:table-cell office:value-type="float" office:value="280000000">
            <text:p>280000000</text:p>
          </table:table-cell>
          <table:table-cell table:formula="of:=[.$D$32]*[.C43]" office:value-type="float" office:value="75.2419445993881">
            <text:p>75.2419445994</text:p>
          </table:table-cell>
          <table:table-cell table:formula="of:=[.A43]*LOG([.A43];10)" office:value-type="float" office:value="2365204248.77582">
            <text:p>2365204248.77582</text:p>
          </table:table-cell>
          <table:table-cell/>
        </table:table-row>
        <table:table-row table:style-name="ro1">
          <table:table-cell office:value-type="float" office:value="290000000">
            <text:p>290000000</text:p>
          </table:table-cell>
          <table:table-cell table:formula="of:=[.$D$32]*[.C44]" office:value-type="float" office:value="78.0697530384441">
            <text:p>78.0697530384</text:p>
          </table:table-cell>
          <table:table-cell table:formula="of:=[.A44]*LOG([.A44];10)" office:value-type="float" office:value="2454095419.3907">
            <text:p>2454095419.3907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2">
          <table:table-cell office:value-type="string">
            <text:p>Entrada (n)</text:p>
          </table:table-cell>
          <table:table-cell office:value-type="string">
            <text:p>Memoria (MB)</text:p>
          </table:table-cell>
          <table:table-cell office:value-type="string">
            <text:p>Complejidad Espacial(n)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7.3">
            <text:p>57.3</text:p>
          </table:table-cell>
          <table:table-cell table:formula="of:=[.A48]" office:value-type="float" office:value="10000000">
            <text:p>10000000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office:value-type="float" office:value="63">
            <text:p>63</text:p>
          </table:table-cell>
          <table:table-cell table:formula="of:=[.A49]" office:value-type="float" office:value="11000000">
            <text:p>11000000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office:value-type="float" office:value="68.8">
            <text:p>68.8</text:p>
          </table:table-cell>
          <table:table-cell table:formula="of:=[.A50]" office:value-type="float" office:value="12000000">
            <text:p>12000000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office:value-type="float" office:value="74.5">
            <text:p>74.5</text:p>
          </table:table-cell>
          <table:table-cell table:formula="of:=[.A51]" office:value-type="float" office:value="13000000">
            <text:p>13000000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office:value-type="float" office:value="80.2">
            <text:p>80.2</text:p>
          </table:table-cell>
          <table:table-cell table:formula="of:=[.A52]" office:value-type="float" office:value="14000000">
            <text:p>14000000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office:value-type="float" office:value="85.9">
            <text:p>85.9</text:p>
          </table:table-cell>
          <table:table-cell table:formula="of:=[.A53]" office:value-type="float" office:value="15000000">
            <text:p>15000000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91.7">
            <text:p>91.7</text:p>
          </table:table-cell>
          <table:table-cell table:formula="of:=[.A54]" office:value-type="float" office:value="16000000">
            <text:p>16000000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office:value-type="float" office:value="97.4">
            <text:p>97.4</text:p>
          </table:table-cell>
          <table:table-cell table:formula="of:=[.A55]" office:value-type="float" office:value="17000000">
            <text:p>17000000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office:value-type="float" office:value="103.1">
            <text:p>103.1</text:p>
          </table:table-cell>
          <table:table-cell table:formula="of:=[.A56]" office:value-type="float" office:value="18000000">
            <text:p>18000000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office:value-type="float" office:value="108.8">
            <text:p>108.8</text:p>
          </table:table-cell>
          <table:table-cell table:formula="of:=[.A57]" office:value-type="float" office:value="19000000">
            <text:p>19000000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14.5">
            <text:p>114.5</text:p>
          </table:table-cell>
          <table:table-cell table:formula="of:=[.A58]" office:value-type="float" office:value="20000000">
            <text:p>2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21:11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sorio-Ríos</meta:initial-creator>
    <meta:creation-date>2014-03-07T18:05:10</meta:creation-date>
    <dc:date>2014-03-13T22:58:26</dc:date>
    <meta:editing-duration>PT11H27M2S</meta:editing-duration>
    <meta:editing-cycles>103</meta:editing-cycles>
    <meta:generator>LibreOffice/4.0.2.2$Linux_X86_64 LibreOffice_project/400m0$Build-2</meta:generator>
    <meta:document-statistic meta:table-count="7" meta:cell-count="122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56cm" svg:height="8.87cm" xlink:href=".." xlink:type="simple" chart:class="chart:line" chart:style-name="ch1">
        <chart:title svg:x="6.432cm" svg:y="0.313cm" chart:style-name="ch2">
          <text:p>Insertion Sort</text:p>
        </chart:title>
        <chart:subtitle svg:x="4.85cm" svg:y="1.437cm" chart:style-name="ch3">
          <text:p>Tiempo Ejecución vs Tamaño Entrada</text:p>
        </chart:subtitle>
        <chart:legend chart:legend-position="end" svg:x="13.577cm" svg:y="4.136cm" style:legend-expansion="high" chart:style-name="ch4"/>
        <chart:plot-area chart:style-name="ch5" table:cell-range-address="insertionSort.A4:insertionSort.A12 insertionSort.B2:insertionSort.B12" chart:data-source-has-labels="both" svg:x="1.34cm" svg:y="2.474cm" svg:width="11.579cm" svg:height="5.238cm">
          <chartooo:coordinate-region svg:x="2.147cm" svg:y="2.673cm" svg:width="10.772cm" svg:height="3.994cm"/>
          <chart:axis chart:dimension="x" chart:name="primary-x" chart:style-name="ch6" chartooo:axis-type="auto">
            <chartooo:date-scale/>
            <chart:title svg:x="5.868cm" svg:y="7.889cm" chart:style-name="ch7">
              <text:p>Tamaño Entrada</text:p>
            </chart:title>
            <chart:categories table:cell-range-address="insertionSort.A4:insertionSort.A12"/>
          </chart:axis>
          <chart:axis chart:dimension="y" chart:name="primary-y" chart:style-name="ch6">
            <chart:title svg:x="0.451cm" svg:y="5.918cm" chart:style-name="ch8">
              <text:p>Tiempo (s)</text:p>
            </chart:title>
            <chart:grid chart:style-name="ch9" chart:class="major"/>
          </chart:axis>
          <chart:series chart:style-name="ch10" chart:values-cell-range-address="insertionSort.B3:insertionSort.B12" chart:label-cell-address="insertionSort.B2:insertionSort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  <draw:g>
                  <svg:desc>insertionSort.B2:insertionSort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71cm" svg:height="10.727cm" xlink:href=".." xlink:type="simple" chart:class="chart:line" chart:style-name="ch1">
        <chart:title svg:x="8.039cm" svg:y="0.35cm" chart:style-name="ch2">
          <text:p>Insertion Sort</text:p>
        </chart:title>
        <chart:subtitle svg:x="6.457cm" svg:y="1.511cm" chart:style-name="ch3">
          <text:p>Tiempo Ejecución vs Tamaño Entrada</text:p>
        </chart:subtitle>
        <chart:legend chart:legend-position="end" svg:x="16.792cm" svg:y="5.064cm" style:legend-expansion="high" chart:style-name="ch4"/>
        <chart:plot-area chart:style-name="ch5" table:cell-range-address="insertionSort.A4:insertionSort.A12 insertionSort.B2:insertionSort.B12" chart:data-source-has-labels="both" svg:x="1.404cm" svg:y="2.622cm" svg:width="14.602cm" svg:height="6.91cm">
          <chartooo:coordinate-region svg:x="2.211cm" svg:y="2.821cm" svg:width="13.795cm" svg:height="6.064cm"/>
          <chart:axis chart:dimension="x" chart:name="primary-x" chart:style-name="ch6" chartooo:axis-type="auto">
            <chartooo:date-scale/>
            <chart:title svg:x="7.444cm" svg:y="9.746cm" chart:style-name="ch7">
              <text:p>Tamaño Entrada</text:p>
            </chart:title>
            <chart:categories table:cell-range-address="insertionSort.A4:insertionSort.A12"/>
          </chart:axis>
          <chart:axis chart:dimension="y" chart:name="primary-y" chart:style-name="ch6">
            <chart:title svg:x="0.451cm" svg:y="6.902cm" chart:style-name="ch8">
              <text:p>Tiempo (s)</text:p>
            </chart:title>
            <chart:grid chart:style-name="ch9" chart:class="major"/>
          </chart:axis>
          <chart:series chart:style-name="ch10" chart:values-cell-range-address="insertionSort.B3:insertionSort.B12" chart:label-cell-address="insertionSort.B2:insertionSort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(s)</text:p>
                <draw:g>
                  <svg:desc>insertionSort.B2:insertionSort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9cm" svg:height="8.259cm" xlink:href=".." xlink:type="simple" chart:class="chart:line" chart:style-name="ch1">
        <chart:title svg:x="5.848cm" svg:y="0.301cm" chart:style-name="ch2">
          <text:p>Heap Insert Sort</text:p>
        </chart:title>
        <chart:subtitle svg:x="4.636cm" svg:y="1.413cm" chart:style-name="ch3">
          <text:p>Tiempo Ejecución vs Tamaño Entrada</text:p>
        </chart:subtitle>
        <chart:legend chart:legend-position="end" svg:x="13.045cm" svg:y="3.83cm" style:legend-expansion="high" chart:style-name="ch4"/>
        <chart:plot-area chart:style-name="ch5" table:cell-range-address="'Heap Insert Sort'.A4:'Heap Insert Sort'.A12 'Heap Insert Sort'.B2:'Heap Insert Sort'.B12" chart:data-source-has-labels="both" svg:x="1.331cm" svg:y="2.426cm" svg:width="11.074cm" svg:height="4.687cm">
          <chartooo:coordinate-region svg:x="2.138cm" svg:y="2.625cm" svg:width="10.267cm" svg:height="3.443cm"/>
          <chart:axis chart:dimension="x" chart:name="primary-x" chart:style-name="ch6" chartooo:axis-type="auto">
            <chartooo:date-scale/>
            <chart:title svg:x="5.607cm" svg:y="7.278cm" chart:style-name="ch7">
              <text:p>Tamaño Entrada</text:p>
            </chart:title>
            <chart:categories table:cell-range-address="'Heap Insert Sort'.A4:'Heap Insert Sort'.A12"/>
          </chart:axis>
          <chart:axis chart:dimension="y" chart:name="primary-y" chart:style-name="ch6">
            <chart:title svg:x="0.451cm" svg:y="5.594cm" chart:style-name="ch8">
              <text:p>Tiempo (s)</text:p>
            </chart:title>
            <chart:grid chart:style-name="ch9" chart:class="major"/>
          </chart:axis>
          <chart:series chart:style-name="ch10" chart:values-cell-range-address="'Heap Insert Sort'.B3:'Heap Insert Sort'.B12" chart:label-cell-address="'Heap Insert Sort'.B2:'Heap Insert Sort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'Heap Insert Sort'.B2:'Heap Insert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Heap Insert Sort'.A4:'Heap Insert Sort'.A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24cm" svg:height="11.189cm" xlink:href=".." xlink:type="simple" chart:class="chart:line" chart:style-name="ch1">
        <chart:title svg:x="12.981cm" svg:y="0.359cm" chart:style-name="ch2">
          <text:p>Merge Sort</text:p>
        </chart:title>
        <chart:subtitle svg:x="10.784cm" svg:y="1.361cm" chart:style-name="ch3">
          <text:p>Tiempo Ejecución vs Tamaño Entrada</text:p>
        </chart:subtitle>
        <chart:legend chart:legend-position="end" svg:x="24.54cm" svg:y="5.295cm" style:legend-expansion="high" chart:style-name="ch4"/>
        <chart:plot-area chart:style-name="ch5" table:cell-range-address="'Merge Sort'.A4:'Merge Sort'.A31 'Merge Sort'.B2:'Merge Sort'.B31" chart:data-source-has-labels="both" svg:x="1.577cm" svg:y="2.49cm" svg:width="21.831cm" svg:height="7.495cm">
          <chartooo:coordinate-region svg:x="2.133cm" svg:y="2.689cm" svg:width="21.275cm" svg:height="6.251cm"/>
          <chart:axis chart:dimension="x" chart:name="primary-x" chart:style-name="ch6" chartooo:axis-type="auto">
            <chartooo:date-scale/>
            <chart:title svg:x="11.231cm" svg:y="10.208cm" chart:style-name="ch7">
              <text:p>Tamaño Entrada</text:p>
            </chart:title>
            <chart:categories table:cell-range-address="'Merge Sort'.A4:'Merge Sort'.A31"/>
          </chart:axis>
          <chart:axis chart:dimension="y" chart:name="primary-y" chart:style-name="ch6">
            <chart:title svg:x="0.451cm" svg:y="7.816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Merge Sort'.B3:'Merge Sort'.B31" chart:label-cell-address="'Merge Sort'.B2:'Merge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(s)</text:p>
                <draw:g>
                  <svg:desc>'Merge Sort'.B2:'Merge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'.A4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/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99cm" svg:height="13.789cm" xlink:href=".." xlink:type="simple" chart:class="chart:line" chart:style-name="ch1">
        <chart:title svg:x="10.324cm" svg:y="0.411cm" chart:style-name="ch2">
          <text:p>Heap Sort</text:p>
        </chart:title>
        <chart:subtitle svg:x="8.18cm" svg:y="1.465cm" chart:style-name="ch3">
          <text:p>Tamaño Entrada vs Tiempo Real (s)</text:p>
        </chart:subtitle>
        <chart:legend chart:legend-position="end" svg:x="17.724cm" svg:y="6.595cm" style:legend-expansion="high" chart:style-name="ch4"/>
        <chart:plot-area chart:style-name="ch5" table:cell-range-address="'Heap Sort'.A4:'Heap Sort'.A31 'Heap Sort'.B2:'Heap Sort'.B31" chart:data-source-has-labels="both" svg:x="1.466cm" svg:y="2.698cm" svg:width="15.348cm" svg:height="9.835cm">
          <chartooo:coordinate-region svg:x="2.394cm" svg:y="2.897cm" svg:width="14.42cm" svg:height="7.66cm"/>
          <chart:axis chart:dimension="x" chart:name="primary-x" chart:style-name="ch6" chartooo:axis-type="auto">
            <chartooo:date-scale/>
            <chart:title svg:x="7.879cm" svg:y="12.808cm" chart:style-name="ch7">
              <text:p>Tamaño Entrada</text:p>
            </chart:title>
            <chart:categories table:cell-range-address="'Heap Sort'.A4:'Heap Sort'.A31"/>
          </chart:axis>
          <chart:axis chart:dimension="y" chart:name="primary-y" chart:style-name="ch6">
            <chart:title svg:x="0.451cm" svg:y="8.44cm" chart:style-name="ch8">
              <text:p>Tiempo (s)</text:p>
            </chart:title>
            <chart:grid chart:style-name="ch9" chart:class="major"/>
          </chart:axis>
          <chart:series chart:style-name="ch10" chart:values-cell-range-address="'Heap Sort'.B3:'Heap Sort'.B31" chart:label-cell-address="'Heap Sort'.B2:'Heap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Heap Sort'.B2:'Heap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Heap Sort'.A4:'Heap Sort'.A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/>
              <table:table-cell office:value-type="float" office:value="11.26">
                <text:p>11.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69cm" svg:height="12.397cm" xlink:href=".." xlink:type="simple" chart:class="chart:line" chart:style-name="ch1">
        <chart:title svg:x="9.992cm" svg:y="0.383cm" chart:style-name="ch2">
          <text:p>Quick Sort</text:p>
        </chart:title>
        <chart:subtitle svg:x="7.915cm" svg:y="1.409cm" chart:style-name="ch3">
          <text:p>Tamaño Entrada vs Tiempo Real (s)</text:p>
        </chart:subtitle>
        <chart:legend chart:legend-position="end" svg:x="17.194cm" svg:y="5.899cm" style:legend-expansion="high" chart:style-name="ch4"/>
        <chart:plot-area chart:style-name="ch5" table:cell-range-address="'Quick Sort'.A4:'Quick Sort'.A31 'Quick Sort'.B2:'Quick Sort'.B31" chart:data-source-has-labels="both" svg:x="1.456cm" svg:y="2.586cm" svg:width="14.848cm" svg:height="8.583cm">
          <chartooo:coordinate-region svg:x="2.384cm" svg:y="2.785cm" svg:width="13.92cm" svg:height="6.408cm"/>
          <chart:axis chart:dimension="x" chart:name="primary-x" chart:style-name="ch6" chartooo:axis-type="auto">
            <chartooo:date-scale/>
            <chart:title svg:x="7.619cm" svg:y="11.416cm" chart:style-name="ch7">
              <text:p>Tamaño Entrada</text:p>
            </chart:title>
            <chart:categories table:cell-range-address="'Quick Sort'.A4:'Quick Sort'.A31"/>
          </chart:axis>
          <chart:axis chart:dimension="y" chart:name="primary-y" chart:style-name="ch6">
            <chart:title svg:x="0.451cm" svg:y="8.456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Quick Sort'.B3:'Quick Sort'.B31" chart:label-cell-address="'Quick Sort'.B2:'Quick Sort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Quick Sort'.B2:'Quick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Quick Sort'.A4:'Quick Sort'.A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/>
              <table:table-cell office:value-type="float" office:value="3.43">
                <text:p>3.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76cm" svg:height="13.814cm" xlink:href=".." xlink:type="simple" chart:class="chart:scatter" chart:column-mapping="0" chart:style-name="ch1">
        <chart:title svg:x="10.705cm" svg:y="0.412cm" chart:style-name="ch2">
          <text:p>Counting Sort</text:p>
        </chart:title>
        <chart:subtitle svg:x="10.388cm" svg:y="1.467cm" chart:style-name="ch3">
          <text:p>Tamaño vs Tiempo</text:p>
        </chart:subtitle>
        <chart:legend chart:legend-position="end" svg:x="18.401cm" svg:y="6.608cm" style:legend-expansion="high" chart:style-name="ch4"/>
        <chart:plot-area chart:style-name="ch5" table:cell-range-address="'Counting Sort'.A4:'Counting Sort'.B31 'Counting Sort'.B2:'Counting Sort'.B2" chart:data-source-has-labels="both" svg:x="1.496cm" svg:y="2.702cm" svg:width="15.935cm" svg:height="9.855cm">
          <chartooo:coordinate-region svg:x="2.223cm" svg:y="2.901cm" svg:width="14.465cm" svg:height="9.009cm"/>
          <chart:axis chart:dimension="x" chart:name="primary-x" chart:style-name="ch6" chartooo:axis-type="auto">
            <chart:title svg:x="8.81cm" svg:y="12.833cm" chart:style-name="ch7">
              <text:p>Tamaño</text:p>
            </chart:title>
            <chart:categories table:cell-range-address="'Counting Sort'.A4:'Counting Sort'.A31"/>
          </chart:axis>
          <chart:axis chart:dimension="y" chart:name="primary-y" chart:style-name="ch6">
            <chart:title svg:x="0.451cm" svg:y="9.208cm" chart:style-name="ch8">
              <text:p>Tiempo Ejecución (s)</text:p>
            </chart:title>
            <chart:grid chart:style-name="ch9" chart:class="major"/>
          </chart:axis>
          <chart:series chart:style-name="ch10" chart:values-cell-range-address="'Counting Sort'.B4:'Counting Sort'.B31" chart:label-cell-address="'Counting Sort'.B2:'Counting Sort'.B2" chart:class="chart:scatter">
            <chart:domain table:cell-range-address="'Counting Sort'.A4:'Counting Sort'.A31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empo Real (segundos)</text:p>
                <draw:g>
                  <svg:desc>'Counting Sort'.B2:'Counting Sort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Counting Sort'.A4:'Counting Sort'.A31</svg:desc>
                </draw:g>
              </table:table-cell>
              <table:table-cell office:value-type="float" office:value="200000">
                <text:p>200000</text:p>
                <draw:g>
                  <svg:desc>'Counting Sort'.A4:'Counting Sort'.A31</svg:desc>
                </draw:g>
              </table:table-cell>
              <table:table-cell office:value-type="float" office:value="0.03">
                <text:p>0.03</text:p>
                <draw:g>
                  <svg:desc>'Counting Sort'.B4:'Counting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00000">
                <text:p>50000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6000000">
                <text:p>6000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7000000">
                <text:p>7000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8000000">
                <text:p>80000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9000000">
                <text:p>90000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11000000">
                <text:p>1100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12000000">
                <text:p>1200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13000000">
                <text:p>130000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14000000">
                <text:p>140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15000000">
                <text:p>150000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17000000">
                <text:p>1700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18000000">
                <text:p>1800000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19000000">
                <text:p>19000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20000000">
                <text:p>20000000</text:p>
              </table:table-cell>
              <table:table-cell office:value-type="float" office:value="1.57">
                <text:p>1.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5cm" svg:height="15.014cm" xlink:href=".." xlink:type="simple" chart:class="chart:line" chart:style-name="ch1">
        <chart:title svg:x="10.775cm" svg:y="0.436cm" chart:style-name="ch2">
          <text:p>Merge Sort Optimizado</text:p>
        </chart:title>
        <chart:subtitle svg:x="11.397cm" svg:y="1.515cm" chart:style-name="ch3">
          <text:p>Tamaño vs Tiempo</text:p>
        </chart:subtitle>
        <chart:legend chart:legend-position="end" svg:x="21.22cm" svg:y="7.208cm" style:legend-expansion="high" chart:style-name="ch4"/>
        <chart:plot-area chart:style-name="ch5" table:cell-range-address="'Merge Sort Optimizado'.A4:'Merge Sort Optimizado'.A31 'Merge Sort Optimizado'.B2:'Merge Sort Optimizado'.B31" chart:data-source-has-labels="both" svg:x="1.536cm" svg:y="2.798cm" svg:width="18.634cm" svg:height="10.935cm">
          <chartooo:coordinate-region svg:x="2.464cm" svg:y="2.997cm" svg:width="17.706cm" svg:height="8.76cm"/>
          <chart:axis chart:dimension="x" chart:name="primary-x" chart:style-name="ch6" chartooo:axis-type="auto">
            <chartooo:date-scale/>
            <chart:title svg:x="10.2cm" svg:y="14.033cm" chart:style-name="ch7">
              <text:p>Tamaño</text:p>
            </chart:title>
            <chart:categories table:cell-range-address="'Merge Sort Optimizado'.A4:'Merge Sort Optimizado'.A31"/>
          </chart:axis>
          <chart:axis chart:dimension="y" chart:name="primary-y" chart:style-name="ch6">
            <chart:title svg:x="0.451cm" svg:y="9.09cm" chart:style-name="ch8">
              <text:p>Tiempo (s)</text:p>
            </chart:title>
            <chart:grid chart:style-name="ch9" chart:class="major"/>
          </chart:axis>
          <chart:series chart:style-name="ch10" chart:values-cell-range-address="'Merge Sort Optimizado'.B3:'Merge Sort Optimizado'.B31" chart:label-cell-address="'Merge Sort Optimizado'.B2:'Merge Sort Optimizado'.B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al (segundos)</text:p>
                <draw:g>
                  <svg:desc>'Merge Sort Optimizado'.B2:'Merge Sort Optimizado'.B2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 Optimizado'.A4:'Merge Sort Optimizado'.A31</svg:desc>
                </draw:g>
              </table:table-cell>
              <table:table-cell office:value-type="float" office:value="0.02">
                <text:p>0.02</text:p>
                <draw:g>
                  <svg:desc>'Merge Sort Optimizado'.B3:'Merge Sort Optimizado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/>
              <table:table-cell office:value-type="float" office:value="4.57">
                <text:p>4.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Comparación Algoritmos O(n²)</text:p>
        </chart:title>
        <chart:legend chart:legend-position="end" svg:x="12.142cm" svg:y="3.952cm" style:legend-expansion="high" chart:style-name="ch3"/>
        <chart:plot-area chart:style-name="ch4" table:cell-range-address="insertionSort.A4:insertionSort.A12 insertionSort.A1:insertionSort.A1 insertionSort.B3:insertionSort.B12 'Heap Insert Sort'.A1:'Heap Insert Sort'.A1 'Heap Insert Sort'.B3:'Heap Insert Sort'.B12" chart:data-source-has-labels="both" svg:x="1.331cm" svg:y="1.635cm" svg:width="10.171cm" svg:height="6.204cm">
          <chartooo:coordinate-region svg:x="2.138cm" svg:y="1.834cm" svg:width="9.364cm" svg:height="4.96cm"/>
          <chart:axis chart:dimension="x" chart:name="primary-x" chart:style-name="ch5" chartooo:axis-type="auto">
            <chartooo:date-scale/>
            <chart:title svg:x="5.79cm" svg:y="8.019cm" chart:style-name="ch6">
              <text:p>Entrada</text:p>
            </chart:title>
            <chart:categories table:cell-range-address="insertionSort.A4:insertionSort.A12"/>
          </chart:axis>
          <chart:axis chart:dimension="y" chart:name="primary-y" chart:style-name="ch5">
            <chart:title svg:x="0.451cm" svg:y="5.562cm" chart:style-name="ch7">
              <text:p>Tiempo (s)</text:p>
            </chart:title>
            <chart:grid chart:style-name="ch8" chart:class="major"/>
          </chart:axis>
          <chart:series chart:style-name="ch9" chart:values-cell-range-address="insertionSort.B3:insertionSort.B12" chart:label-cell-address="insertionSort.A1:insertionSort.A1" chart:class="chart:line">
            <chart:data-point chart:repeated="10"/>
          </chart:series>
          <chart:series chart:style-name="ch10" chart:values-cell-range-address="'Heap Insert Sort'.B3:'Heap Insert Sort'.B12" chart:label-cell-address="'Heap Insert Sort'.A1:'Heap Insert Sort'.A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insertionSort.A1:insertionSort.A1</svg:desc>
                </draw:g>
              </table:table-cell>
              <table:table-cell office:value-type="string">
                <text:p>Heap Insert Sort</text:p>
                <draw:g>
                  <svg:desc>'Heap Insert Sort'.A1:'Heap Insert Sort'.A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insertionSort.A4:insertionSort.A12</svg:desc>
                </draw:g>
              </table:table-cell>
              <table:table-cell office:value-type="float" office:value="6.21">
                <text:p>6.21</text:p>
                <draw:g>
                  <svg:desc>insertionSort.B3:insertionSort.B12</svg:desc>
                </draw:g>
              </table:table-cell>
              <table:table-cell office:value-type="float" office:value="2.72">
                <text:p>2.72</text:p>
                <draw:g>
                  <svg:desc>'Heap Insert Sort'.B3:'Heap Insert Sort'.B12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4.77">
                <text:p>24.77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.49">
                <text:p>56.4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00.79">
                <text:p>100.79</text:p>
              </table:table-cell>
              <table:table-cell office:value-type="float" office:value="43.41">
                <text:p>43.4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55.48">
                <text:p>155.48</text:p>
              </table:table-cell>
              <table:table-cell office:value-type="float" office:value="67.99">
                <text:p>67.9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21.7">
                <text:p>221.7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.69">
                <text:p>300.69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92.66">
                <text:p>392.66</text:p>
              </table:table-cell>
              <table:table-cell office:value-type="float" office:value="175.21">
                <text:p>175.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99.82">
                <text:p>499.82</text:p>
              </table:table-cell>
              <table:table-cell office:value-type="float" office:value="219.99">
                <text:p>219.99</text:p>
              </table:table-cell>
            </table:table-row>
            <table:table-row>
              <table:table-cell office:value-type="string"/>
              <table:table-cell office:value-type="float" office:value="618.27">
                <text:p>618.27</text:p>
              </table:table-cell>
              <table:table-cell office:value-type="float" office:value="271.41">
                <text:p>271.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791cm" svg:height="8.415cm" xlink:href=".." xlink:type="simple" chart:class="chart:line" chart:style-name="ch1">
        <chart:title svg:x="5.092cm" svg:y="0.304cm" chart:style-name="ch2">
          <text:p>Algoritmos Complejidad O(nlogn) y O(n+k)</text:p>
        </chart:title>
        <chart:legend chart:legend-position="end" svg:x="13.902cm" svg:y="2.912cm" style:legend-expansion="high" chart:style-name="ch3"/>
        <chart:plot-area chart:style-name="ch4" table:cell-range-address="'Merge Sort'.A4:'Merge Sort'.A31 'Merge Sort'.A1:'Merge Sort'.A1 'Merge Sort'.B3:'Merge Sort'.B31 'Heap Sort'.A1:'Heap Sort'.A1 'Heap Sort'.B3:'Heap Sort'.B31 'Quick Sort'.A1:'Quick Sort'.A1 'Quick Sort'.B3:'Quick Sort'.B31 'Counting Sort'.A1:'Counting Sort'.A1 'Counting Sort'.B3:'Counting Sort'.B31 'Merge Sort Optimizado'.A1:'Merge Sort Optimizado'.A1" chart:data-source-has-labels="both" svg:x="1.386cm" svg:y="1.587cm" svg:width="11.766cm" svg:height="5.679cm">
          <chartooo:coordinate-region svg:x="2.314cm" svg:y="1.786cm" svg:width="10.838cm" svg:height="3.504cm"/>
          <chart:axis chart:dimension="x" chart:name="primary-x" chart:style-name="ch5" chartooo:axis-type="auto">
            <chartooo:date-scale/>
            <chart:title svg:x="6.643cm" svg:y="7.434cm" chart:style-name="ch6">
              <text:p>Entrada</text:p>
            </chart:title>
            <chart:categories table:cell-range-address="'Merge Sort'.A4:'Merge Sort'.A31"/>
          </chart:axis>
          <chart:axis chart:dimension="y" chart:name="primary-y" chart:style-name="ch5">
            <chart:title svg:x="0.451cm" svg:y="5.251cm" chart:style-name="ch7">
              <text:p>Tiempo (s)</text:p>
            </chart:title>
            <chart:grid chart:style-name="ch8" chart:class="major"/>
          </chart:axis>
          <chart:series chart:style-name="ch9" chart:values-cell-range-address="'Merge Sort'.B3:'Merge Sort'.B31" chart:label-cell-address="'Merge Sort'.A1:'Merge Sort'.A1" chart:class="chart:line">
            <chart:data-point chart:repeated="29"/>
          </chart:series>
          <chart:series chart:style-name="ch10" chart:values-cell-range-address="'Heap Sort'.B3:'Heap Sort'.B31" chart:label-cell-address="'Heap Sort'.A1:'Heap Sort'.A1" chart:class="chart:line">
            <chart:data-point chart:repeated="29"/>
          </chart:series>
          <chart:series chart:style-name="ch11" chart:values-cell-range-address="'Quick Sort'.B3:'Quick Sort'.B31" chart:label-cell-address="'Quick Sort'.A1:'Quick Sort'.A1" chart:class="chart:line">
            <chart:data-point chart:repeated="29"/>
          </chart:series>
          <chart:series chart:style-name="ch12" chart:values-cell-range-address="'Counting Sort'.B3:'Counting Sort'.B31" chart:label-cell-address="'Counting Sort'.A1:'Counting Sort'.A1" chart:class="chart:line">
            <chart:data-point chart:repeated="29"/>
          </chart:series>
          <chart:series chart:style-name="ch13" chart:values-cell-range-address="'Merge Sort'.B3:'Merge Sort'.B31" chart:label-cell-address="'Merge Sort Optimizado'.A1:'Merge Sort Optimizado'.A1" chart:class="chart:line"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'Merge Sort'.A1:'Merge Sort'.A1</svg:desc>
                </draw:g>
              </table:table-cell>
              <table:table-cell office:value-type="string">
                <text:p>Heap Sort</text:p>
                <draw:g>
                  <svg:desc>'Heap Sort'.A1:'Heap Sort'.A1</svg:desc>
                </draw:g>
              </table:table-cell>
              <table:table-cell office:value-type="string">
                <text:p>Quick Sort</text:p>
                <draw:g>
                  <svg:desc>'Quick Sort'.A1:'Quick Sort'.A1</svg:desc>
                </draw:g>
              </table:table-cell>
              <table:table-cell office:value-type="string">
                <text:p>Counting Sort</text:p>
                <draw:g>
                  <svg:desc>'Counting Sort'.A1:'Counting Sort'.A1</svg:desc>
                </draw:g>
              </table:table-cell>
              <table:table-cell office:value-type="string">
                <text:p>Merge Sort Optimizado</text:p>
                <draw:g>
                  <svg:desc>'Merge Sort Optimizado'.A1:'Merge Sort Optimizado'.A1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'Merge Sort'.A4:'Merge Sort'.A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  <table:table-cell office:value-type="float" office:value="0.02">
                <text:p>0.02</text:p>
                <draw:g>
                  <svg:desc>'Heap Sort'.B3:'Heap Sort'.B31</svg:desc>
                </draw:g>
              </table:table-cell>
              <table:table-cell office:value-type="float" office:value="0.01">
                <text:p>0.01</text:p>
                <draw:g>
                  <svg:desc>'Quick Sort'.B3:'Quick Sort'.B31</svg:desc>
                </draw:g>
              </table:table-cell>
              <table:table-cell office:value-type="float" office:value="0.02">
                <text:p>0.02</text:p>
                <draw:g>
                  <svg:desc>'Counting Sort'.B3:'Counting Sort'.B31</svg:desc>
                </draw:g>
              </table:table-cell>
              <table:table-cell office:value-type="float" office:value="0.02">
                <text:p>0.02</text:p>
                <draw:g>
                  <svg:desc>'Merge Sort'.B3:'Merge Sort'.B31</svg:desc>
                </draw:g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17">
                <text:p>0.17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21">
                <text:p>0.21</text:p>
              </table:table-cell>
              <table:table-cell office:value-type="float" office:value="0.31">
                <text:p>0.31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15">
                <text:p>0.15</text:p>
              </table:table-cell>
              <table:table-cell office:value-type="float" office:value="0.08">
                <text:p>0.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49">
                <text:p>0.49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17">
                <text:p>0.1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.78">
                <text:p>0.78</text:p>
              </table:table-cell>
              <table:table-cell office:value-type="float" office:value="1.19">
                <text:p>1.19</text:p>
              </table:table-cell>
              <table:table-cell office:value-type="float" office:value="0.45">
                <text:p>0.45</text:p>
              </table:table-cell>
              <table:table-cell office:value-type="float" office:value="0.24">
                <text:p>0.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.04">
                <text:p>1.04</text:p>
              </table:table-cell>
              <table:table-cell office:value-type="float" office:value="1.7">
                <text:p>1.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.31">
                <text:p>1.31</text:p>
              </table:table-cell>
              <table:table-cell office:value-type="float" office:value="2.19">
                <text:p>2.19</text:p>
              </table:table-cell>
              <table:table-cell office:value-type="float" office:value="0.78">
                <text:p>0.78</text:p>
              </table:table-cell>
              <table:table-cell office:value-type="float" office:value="0.39">
                <text:p>0.3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.6">
                <text:p>1.6</text:p>
              </table:table-cell>
              <table:table-cell office:value-type="float" office:value="2.74">
                <text:p>2.74</text:p>
              </table:table-cell>
              <table:table-cell office:value-type="float" office:value="0.95">
                <text:p>0.95</text:p>
              </table:table-cell>
              <table:table-cell office:value-type="float" office:value="0.47">
                <text:p>0.4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.87">
                <text:p>1.87</text:p>
              </table:table-cell>
              <table:table-cell office:value-type="float" office:value="3.28">
                <text:p>3.28</text:p>
              </table:table-cell>
              <table:table-cell office:value-type="float" office:value="1.11">
                <text:p>1.11</text:p>
              </table:table-cell>
              <table:table-cell office:value-type="float" office:value="0.54">
                <text:p>0.5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2.16">
                <text:p>2.16</text:p>
              </table:table-cell>
              <table:table-cell office:value-type="float" office:value="3.85">
                <text:p>3.85</text:p>
              </table:table-cell>
              <table:table-cell office:value-type="float" office:value="1.29">
                <text:p>1.29</text:p>
              </table:table-cell>
              <table:table-cell office:value-type="float" office:value="0.62">
                <text:p>0.6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45">
                <text:p>2.45</text:p>
              </table:table-cell>
              <table:table-cell office:value-type="float" office:value="4.38">
                <text:p>4.38</text:p>
              </table:table-cell>
              <table:table-cell office:value-type="float" office:value="1.46">
                <text:p>1.46</text:p>
              </table:table-cell>
              <table:table-cell office:value-type="float" office:value="0.7">
                <text:p>0.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2.74">
                <text:p>2.74</text:p>
              </table:table-cell>
              <table:table-cell office:value-type="float" office:value="5">
                <text:p>5</text:p>
              </table:table-cell>
              <table:table-cell office:value-type="float" office:value="1.64">
                <text:p>1.64</text:p>
              </table:table-cell>
              <table:table-cell office:value-type="float" office:value="0.78">
                <text:p>0.78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3.02">
                <text:p>3.02</text:p>
              </table:table-cell>
              <table:table-cell office:value-type="float" office:value="5.57">
                <text:p>5.57</text:p>
              </table:table-cell>
              <table:table-cell office:value-type="float" office:value="1.81">
                <text:p>1.81</text:p>
              </table:table-cell>
              <table:table-cell office:value-type="float" office:value="0.85">
                <text:p>0.85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3.31">
                <text:p>3.31</text:p>
              </table:table-cell>
              <table:table-cell office:value-type="float" office:value="6.19">
                <text:p>6.19</text:p>
              </table:table-cell>
              <table:table-cell office:value-type="float" office:value="1.99">
                <text:p>1.99</text:p>
              </table:table-cell>
              <table:table-cell office:value-type="float" office:value="0.92">
                <text:p>0.9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3.58">
                <text:p>3.58</text:p>
              </table:table-cell>
              <table:table-cell office:value-type="float" office:value="6.79">
                <text:p>6.79</text:p>
              </table:table-cell>
              <table:table-cell office:value-type="float" office:value="2.2">
                <text:p>2.2</text:p>
              </table:table-cell>
              <table:table-cell office:value-type="float" office:value="0.98">
                <text:p>0.9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3.86">
                <text:p>3.86</text:p>
              </table:table-cell>
              <table:table-cell office:value-type="float" office:value="7.41">
                <text:p>7.41</text:p>
              </table:table-cell>
              <table:table-cell office:value-type="float" office:value="2.33">
                <text:p>2.33</text:p>
              </table:table-cell>
              <table:table-cell office:value-type="float" office:value="1.08">
                <text:p>1.0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4.14">
                <text:p>4.14</text:p>
              </table:table-cell>
              <table:table-cell office:value-type="float" office:value="8.04">
                <text:p>8.04</text:p>
              </table:table-cell>
              <table:table-cell office:value-type="float" office:value="2.54">
                <text:p>2.54</text:p>
              </table:table-cell>
              <table:table-cell office:value-type="float" office:value="1.15">
                <text:p>1.1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4.45">
                <text:p>4.45</text:p>
              </table:table-cell>
              <table:table-cell office:value-type="float" office:value="8.66">
                <text:p>8.66</text:p>
              </table:table-cell>
              <table:table-cell office:value-type="float" office:value="2.72">
                <text:p>2.72</text:p>
              </table:table-cell>
              <table:table-cell office:value-type="float" office:value="1.23">
                <text:p>1.2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4.72">
                <text:p>4.72</text:p>
              </table:table-cell>
              <table:table-cell office:value-type="float" office:value="9.31">
                <text:p>9.31</text:p>
              </table:table-cell>
              <table:table-cell office:value-type="float" office:value="2.96">
                <text:p>2.96</text:p>
              </table:table-cell>
              <table:table-cell office:value-type="float" office:value="1.32">
                <text:p>1.3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5.05">
                <text:p>5.05</text:p>
              </table:table-cell>
              <table:table-cell office:value-type="float" office:value="9.92">
                <text:p>9.92</text:p>
              </table:table-cell>
              <table:table-cell office:value-type="float" office:value="3.08">
                <text:p>3.08</text:p>
              </table:table-cell>
              <table:table-cell office:value-type="float" office:value="1.39">
                <text:p>1.3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5.31">
                <text:p>5.31</text:p>
              </table:table-cell>
              <table:table-cell office:value-type="float" office:value="10.59">
                <text:p>10.59</text:p>
              </table:table-cell>
              <table:table-cell office:value-type="float" office:value="3.31">
                <text:p>3.31</text:p>
              </table:table-cell>
              <table:table-cell office:value-type="float" office:value="1.5">
                <text:p>1.5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/>
              <table:table-cell office:value-type="float" office:value="5.61">
                <text:p>5.61</text:p>
              </table:table-cell>
              <table:table-cell office:value-type="float" office:value="11.26">
                <text:p>11.26</text:p>
              </table:table-cell>
              <table:table-cell office:value-type="float" office:value="3.43">
                <text:p>3.43</text:p>
              </table:table-cell>
              <table:table-cell office:value-type="float" office:value="1.57">
                <text:p>1.57</text:p>
              </table:table-cell>
              <table:table-cell office:value-type="float" office:value="5.61">
                <text:p>5.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